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a2189" officeooo:paragraph-rsid="001a2189"/>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393606" officeooo:paragraph-rsid="00393606" style:font-weight-asian="bold" style:font-weight-complex="bold"/>
    </style:style>
    <style:style style:name="P4" style:family="paragraph" style:parent-style-name="Standard">
      <style:text-properties fo:font-weight="bold" officeooo:rsid="004b09d5" officeooo:paragraph-rsid="004b09d5" style:font-weight-asian="bold" style:font-weight-complex="bold"/>
    </style:style>
    <style:style style:name="P5" style:family="paragraph" style:parent-style-name="Standard">
      <style:text-properties fo:font-weight="bold" officeooo:rsid="007ae410" officeooo:paragraph-rsid="007ae410" style:font-weight-asian="bold" style:font-weight-complex="bold"/>
    </style:style>
    <style:style style:name="P6" style:family="paragraph" style:parent-style-name="Standard">
      <style:text-properties fo:font-weight="bold" officeooo:rsid="007cfc5d" officeooo:paragraph-rsid="007cfc5d" style:font-weight-asian="bold" style:font-weight-complex="bold"/>
    </style:style>
    <style:style style:name="P7" style:family="paragraph" style:parent-style-name="Standard">
      <style:text-properties fo:font-weight="bold" officeooo:rsid="00b92ed6" officeooo:paragraph-rsid="00b92ed6" style:font-weight-asian="bold" style:font-weight-complex="bold"/>
    </style:style>
    <style:style style:name="P8" style:family="paragraph" style:parent-style-name="Standard">
      <style:text-properties fo:font-weight="bold" officeooo:rsid="00f91362" officeooo:paragraph-rsid="00f91362" style:font-weight-asian="bold" style:font-weight-complex="bold"/>
    </style:style>
    <style:style style:name="P9" style:family="paragraph" style:parent-style-name="Standard">
      <style:text-properties fo:font-weight="bold" officeooo:rsid="00fb8d5e" officeooo:paragraph-rsid="00fb8d5e" style:font-weight-asian="bold" style:font-weight-complex="bold"/>
    </style:style>
    <style:style style:name="P10" style:family="paragraph" style:parent-style-name="Standard">
      <style:text-properties fo:font-weight="bold" officeooo:rsid="00fdcf6b" officeooo:paragraph-rsid="00fdcf6b" style:font-weight-asian="bold" style:font-weight-complex="bold"/>
    </style:style>
    <style:style style:name="P11" style:family="paragraph" style:parent-style-name="Standard">
      <style:text-properties fo:font-weight="bold" officeooo:rsid="0103f20c" officeooo:paragraph-rsid="0103f20c" style:font-weight-asian="bold" style:font-weight-complex="bold"/>
    </style:style>
    <style:style style:name="P12" style:family="paragraph" style:parent-style-name="Standard">
      <style:text-properties fo:font-weight="bold" officeooo:rsid="00c13cac" officeooo:paragraph-rsid="00c13cac" style:font-weight-asian="bold" style:font-weight-complex="bold"/>
    </style:style>
    <style:style style:name="P13" style:family="paragraph" style:parent-style-name="Standard">
      <style:text-properties fo:font-weight="bold" officeooo:rsid="002e7499" officeooo:paragraph-rsid="00de5b26" style:font-weight-asian="bold" style:font-weight-complex="bold"/>
    </style:style>
    <style:style style:name="P14" style:family="paragraph" style:parent-style-name="Standard">
      <style:text-properties fo:font-weight="bold" officeooo:paragraph-rsid="003d3845" style:font-weight-asian="bold" style:font-weight-complex="bold"/>
    </style:style>
    <style:style style:name="P15" style:family="paragraph" style:parent-style-name="Standard">
      <style:text-properties fo:font-weight="bold" officeooo:rsid="0149ac8c" officeooo:paragraph-rsid="0149ac8c" style:font-weight-asian="bold" style:font-weight-complex="bold"/>
    </style:style>
    <style:style style:name="P16" style:family="paragraph" style:parent-style-name="Standard">
      <style:text-properties fo:font-weight="bold" officeooo:rsid="00faa2de" officeooo:paragraph-rsid="00faa2de" style:font-weight-asian="bold" style:font-weight-complex="bold"/>
    </style:style>
    <style:style style:name="P17" style:family="paragraph" style:parent-style-name="Standard">
      <style:text-properties fo:font-weight="bold" officeooo:rsid="01496755" officeooo:paragraph-rsid="01496755" style:font-weight-asian="bold" style:font-weight-complex="bold"/>
    </style:style>
    <style:style style:name="P18" style:family="paragraph" style:parent-style-name="Standard">
      <style:text-properties fo:font-weight="bold" officeooo:rsid="00fad65c" officeooo:paragraph-rsid="00fad65c" style:font-weight-asian="bold" style:font-weight-complex="bold"/>
    </style:style>
    <style:style style:name="P19" style:family="paragraph" style:parent-style-name="Standard">
      <style:text-properties fo:font-weight="bold" officeooo:rsid="01569337" officeooo:paragraph-rsid="01569337" style:font-weight-asian="bold" style:font-weight-complex="bold"/>
    </style:style>
    <style:style style:name="P20" style:family="paragraph" style:parent-style-name="Standard">
      <style:text-properties fo:font-weight="bold" officeooo:rsid="0150dba9" officeooo:paragraph-rsid="0150dba9" style:font-weight-asian="bold" style:font-weight-complex="bold"/>
    </style:style>
    <style:style style:name="P21" style:family="paragraph" style:parent-style-name="Standard">
      <style:text-properties fo:font-weight="bold" officeooo:rsid="00ba89ed" officeooo:paragraph-rsid="00ba89ed" style:font-weight-asian="bold" style:font-weight-complex="bold"/>
    </style:style>
    <style:style style:name="P22" style:family="paragraph" style:parent-style-name="Standard">
      <style:paragraph-properties fo:text-align="center" style:justify-single-word="false"/>
      <style:text-properties fo:font-size="16pt" fo:font-weight="bold" officeooo:rsid="001a2189" officeooo:paragraph-rsid="001a2189" style:font-weight-asian="bold" style:font-weight-complex="bold"/>
    </style:style>
    <style:style style:name="P23" style:family="paragraph" style:parent-style-name="Standard">
      <style:text-properties officeooo:rsid="00393606" officeooo:paragraph-rsid="00393606"/>
    </style:style>
    <style:style style:name="P24" style:family="paragraph" style:parent-style-name="Standard">
      <style:text-properties officeooo:rsid="00393606" officeooo:paragraph-rsid="01165226"/>
    </style:style>
    <style:style style:name="P25" style:family="paragraph" style:parent-style-name="Standard">
      <style:text-properties officeooo:rsid="003d3845" officeooo:paragraph-rsid="003d3845"/>
    </style:style>
    <style:style style:name="P26" style:family="paragraph" style:parent-style-name="Standard">
      <style:text-properties officeooo:paragraph-rsid="003d3845"/>
    </style:style>
    <style:style style:name="P27" style:family="paragraph" style:parent-style-name="Standard">
      <style:text-properties officeooo:rsid="003efd0f" officeooo:paragraph-rsid="003efd0f"/>
    </style:style>
    <style:style style:name="P28" style:family="paragraph" style:parent-style-name="Standard">
      <style:text-properties officeooo:rsid="003f02a2" officeooo:paragraph-rsid="003f02a2"/>
    </style:style>
    <style:style style:name="P29" style:family="paragraph" style:parent-style-name="Standard">
      <style:text-properties officeooo:rsid="0043c21b" officeooo:paragraph-rsid="0043c21b"/>
    </style:style>
    <style:style style:name="P30" style:family="paragraph" style:parent-style-name="Standard">
      <style:text-properties officeooo:rsid="004b09d5" officeooo:paragraph-rsid="004b09d5"/>
    </style:style>
    <style:style style:name="P31" style:family="paragraph" style:parent-style-name="Standard">
      <style:text-properties officeooo:rsid="004c9ba6" officeooo:paragraph-rsid="004c9ba6"/>
    </style:style>
    <style:style style:name="P32" style:family="paragraph" style:parent-style-name="Standard">
      <style:text-properties officeooo:rsid="004c9ba6" officeooo:paragraph-rsid="012d3005"/>
    </style:style>
    <style:style style:name="P33" style:family="paragraph" style:parent-style-name="Standard">
      <style:text-properties officeooo:paragraph-rsid="0054ee02"/>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officeooo:paragraph-rsid="005e7721"/>
    </style:style>
    <style:style style:name="P36" style:family="paragraph" style:parent-style-name="Standard">
      <style:text-properties officeooo:paragraph-rsid="006a968e"/>
    </style:style>
    <style:style style:name="P37" style:family="paragraph" style:parent-style-name="Standard">
      <style:text-properties officeooo:paragraph-rsid="006c7e0d"/>
    </style:style>
    <style:style style:name="P38" style:family="paragraph" style:parent-style-name="Standard">
      <style:text-properties officeooo:paragraph-rsid="00739677"/>
    </style:style>
    <style:style style:name="P39" style:family="paragraph" style:parent-style-name="Standard">
      <style:text-properties officeooo:rsid="0076c5f5" officeooo:paragraph-rsid="0076c5f5"/>
    </style:style>
    <style:style style:name="P40" style:family="paragraph" style:parent-style-name="Standard">
      <style:text-properties officeooo:rsid="0077e861" officeooo:paragraph-rsid="0077e861"/>
    </style:style>
    <style:style style:name="P41" style:family="paragraph" style:parent-style-name="Standard">
      <style:text-properties officeooo:rsid="00791afd" officeooo:paragraph-rsid="00791afd"/>
    </style:style>
    <style:style style:name="P42" style:family="paragraph" style:parent-style-name="Standard">
      <style:text-properties officeooo:rsid="0079db29" officeooo:paragraph-rsid="0079db29"/>
    </style:style>
    <style:style style:name="P43" style:family="paragraph" style:parent-style-name="Standard">
      <style:text-properties officeooo:rsid="007ae410" officeooo:paragraph-rsid="007ae410"/>
    </style:style>
    <style:style style:name="P44" style:family="paragraph" style:parent-style-name="Standard">
      <style:text-properties officeooo:rsid="007c1107" officeooo:paragraph-rsid="007c1107"/>
    </style:style>
    <style:style style:name="P45" style:family="paragraph" style:parent-style-name="Standard">
      <style:text-properties officeooo:rsid="007cfc5d" officeooo:paragraph-rsid="007cfc5d"/>
    </style:style>
    <style:style style:name="P46" style:family="paragraph" style:parent-style-name="Standard">
      <style:text-properties officeooo:rsid="007d974d" officeooo:paragraph-rsid="007d974d"/>
    </style:style>
    <style:style style:name="P47" style:family="paragraph" style:parent-style-name="Standard">
      <style:text-properties officeooo:rsid="007e8176" officeooo:paragraph-rsid="007e8176"/>
    </style:style>
    <style:style style:name="P48" style:family="paragraph" style:parent-style-name="Standard">
      <style:text-properties officeooo:rsid="00807f71" officeooo:paragraph-rsid="00807f71"/>
    </style:style>
    <style:style style:name="P49" style:family="paragraph" style:parent-style-name="Standard">
      <style:text-properties officeooo:rsid="00832872" officeooo:paragraph-rsid="00832872"/>
    </style:style>
    <style:style style:name="P50" style:family="paragraph" style:parent-style-name="Standard">
      <style:text-properties officeooo:rsid="00848464" officeooo:paragraph-rsid="00848464"/>
    </style:style>
    <style:style style:name="P51" style:family="paragraph" style:parent-style-name="Standard">
      <style:text-properties officeooo:rsid="0087db85" officeooo:paragraph-rsid="0087db85"/>
    </style:style>
    <style:style style:name="P52" style:family="paragraph" style:parent-style-name="Standard">
      <style:text-properties officeooo:rsid="00880e1e" officeooo:paragraph-rsid="00880e1e"/>
    </style:style>
    <style:style style:name="P53" style:family="paragraph" style:parent-style-name="Standard">
      <style:text-properties officeooo:rsid="0088c876" officeooo:paragraph-rsid="0088c876"/>
    </style:style>
    <style:style style:name="P54" style:family="paragraph" style:parent-style-name="Standard">
      <style:text-properties officeooo:rsid="0089f938" officeooo:paragraph-rsid="0089f938"/>
    </style:style>
    <style:style style:name="P55" style:family="paragraph" style:parent-style-name="Standard">
      <style:text-properties officeooo:rsid="008a1e9f" officeooo:paragraph-rsid="008a1e9f"/>
    </style:style>
    <style:style style:name="P56" style:family="paragraph" style:parent-style-name="Standard">
      <style:text-properties officeooo:rsid="008cf8f1" officeooo:paragraph-rsid="008cf8f1"/>
    </style:style>
    <style:style style:name="P57" style:family="paragraph" style:parent-style-name="Standard">
      <style:text-properties officeooo:rsid="008e0c81" officeooo:paragraph-rsid="008e0c81"/>
    </style:style>
    <style:style style:name="P58" style:family="paragraph" style:parent-style-name="Standard">
      <style:text-properties officeooo:rsid="0090a12b" officeooo:paragraph-rsid="0090a12b"/>
    </style:style>
    <style:style style:name="P59" style:family="paragraph" style:parent-style-name="Standard">
      <style:text-properties officeooo:rsid="0090a12b" officeooo:paragraph-rsid="0091b661"/>
    </style:style>
    <style:style style:name="P60" style:family="paragraph" style:parent-style-name="Standard">
      <style:text-properties officeooo:rsid="0090a12b" officeooo:paragraph-rsid="0091d3d4"/>
    </style:style>
    <style:style style:name="P61" style:family="paragraph" style:parent-style-name="Standard">
      <style:text-properties officeooo:rsid="0090a12b" officeooo:paragraph-rsid="009318c6"/>
    </style:style>
    <style:style style:name="P62" style:family="paragraph" style:parent-style-name="Standard">
      <style:text-properties officeooo:rsid="0090a12b" officeooo:paragraph-rsid="00934d39"/>
    </style:style>
    <style:style style:name="P63" style:family="paragraph" style:parent-style-name="Standard">
      <style:text-properties officeooo:rsid="0090a12b" officeooo:paragraph-rsid="00948ed6"/>
    </style:style>
    <style:style style:name="P64" style:family="paragraph" style:parent-style-name="Standard">
      <style:text-properties officeooo:rsid="0090a12b" officeooo:paragraph-rsid="009cdc85"/>
    </style:style>
    <style:style style:name="P65" style:family="paragraph" style:parent-style-name="Standard">
      <style:text-properties officeooo:rsid="0090a12b" officeooo:paragraph-rsid="009d5d08"/>
    </style:style>
    <style:style style:name="P66" style:family="paragraph" style:parent-style-name="Standard">
      <style:text-properties officeooo:rsid="0090a12b" officeooo:paragraph-rsid="009f4669"/>
    </style:style>
    <style:style style:name="P67" style:family="paragraph" style:parent-style-name="Standard">
      <style:text-properties officeooo:rsid="0090a12b" officeooo:paragraph-rsid="00a02f88"/>
    </style:style>
    <style:style style:name="P68" style:family="paragraph" style:parent-style-name="Standard">
      <style:text-properties officeooo:rsid="0090a12b" officeooo:paragraph-rsid="00a07a37"/>
    </style:style>
    <style:style style:name="P69" style:family="paragraph" style:parent-style-name="Standard">
      <style:text-properties officeooo:rsid="0090a12b" officeooo:paragraph-rsid="00a236fc"/>
    </style:style>
    <style:style style:name="P70" style:family="paragraph" style:parent-style-name="Standard">
      <style:text-properties officeooo:rsid="0090a12b" officeooo:paragraph-rsid="00a4aa3a"/>
    </style:style>
    <style:style style:name="P71" style:family="paragraph" style:parent-style-name="Standard">
      <style:text-properties officeooo:rsid="0090a12b" officeooo:paragraph-rsid="00a623e7"/>
    </style:style>
    <style:style style:name="P72" style:family="paragraph" style:parent-style-name="Standard">
      <style:text-properties officeooo:rsid="0090a12b" officeooo:paragraph-rsid="00a81b2c"/>
    </style:style>
    <style:style style:name="P73" style:family="paragraph" style:parent-style-name="Standard">
      <style:text-properties officeooo:rsid="0090a12b" officeooo:paragraph-rsid="00aa1afd"/>
    </style:style>
    <style:style style:name="P74" style:family="paragraph" style:parent-style-name="Standard">
      <style:text-properties officeooo:rsid="0090a12b" officeooo:paragraph-rsid="00acc960"/>
    </style:style>
    <style:style style:name="P75" style:family="paragraph" style:parent-style-name="Standard">
      <style:text-properties officeooo:rsid="0090a12b" officeooo:paragraph-rsid="00ad6285"/>
    </style:style>
    <style:style style:name="P76" style:family="paragraph" style:parent-style-name="Standard">
      <style:text-properties officeooo:rsid="0090a12b" officeooo:paragraph-rsid="00e60b4d"/>
    </style:style>
    <style:style style:name="P77" style:family="paragraph" style:parent-style-name="Standard">
      <style:text-properties officeooo:rsid="0090a12b" officeooo:paragraph-rsid="0136acdb"/>
    </style:style>
    <style:style style:name="P78" style:family="paragraph" style:parent-style-name="Standard">
      <style:text-properties officeooo:rsid="0090a12b" officeooo:paragraph-rsid="01379a20"/>
    </style:style>
    <style:style style:name="P79" style:family="paragraph" style:parent-style-name="Standard">
      <style:text-properties officeooo:paragraph-rsid="00b04cf3"/>
    </style:style>
    <style:style style:name="P80" style:family="paragraph" style:parent-style-name="Standard">
      <style:text-properties officeooo:paragraph-rsid="00b2973e"/>
    </style:style>
    <style:style style:name="P81" style:family="paragraph" style:parent-style-name="Standard">
      <style:text-properties officeooo:paragraph-rsid="00b470a5"/>
    </style:style>
    <style:style style:name="P82" style:family="paragraph" style:parent-style-name="Standard">
      <style:text-properties officeooo:paragraph-rsid="00b7cac6"/>
    </style:style>
    <style:style style:name="P83" style:family="paragraph" style:parent-style-name="Standard">
      <style:text-properties officeooo:paragraph-rsid="00b813de"/>
    </style:style>
    <style:style style:name="P84" style:family="paragraph" style:parent-style-name="Standard">
      <style:text-properties officeooo:rsid="00326462" officeooo:paragraph-rsid="002e7499"/>
    </style:style>
    <style:style style:name="P85" style:family="paragraph" style:parent-style-name="Standard">
      <style:text-properties fo:font-size="10.5pt"/>
    </style:style>
    <style:style style:name="P86" style:family="paragraph" style:parent-style-name="Standard">
      <style:text-properties officeooo:paragraph-rsid="00b88f52"/>
    </style:style>
    <style:style style:name="P87" style:family="paragraph" style:parent-style-name="Standard">
      <style:text-properties officeooo:rsid="00b92ed6" officeooo:paragraph-rsid="00b92ed6"/>
    </style:style>
    <style:style style:name="P88" style:family="paragraph" style:parent-style-name="Standard">
      <style:text-properties officeooo:paragraph-rsid="00b92ed6"/>
    </style:style>
    <style:style style:name="P89" style:family="paragraph" style:parent-style-name="Standard">
      <style:text-properties officeooo:rsid="00ba89ed" officeooo:paragraph-rsid="00ba89ed"/>
    </style:style>
    <style:style style:name="P90" style:family="paragraph" style:parent-style-name="Standard">
      <style:text-properties officeooo:paragraph-rsid="00bbfc14"/>
    </style:style>
    <style:style style:name="P91" style:family="paragraph" style:parent-style-name="Standard">
      <style:text-properties officeooo:paragraph-rsid="00bd7466"/>
    </style:style>
    <style:style style:name="P92" style:family="paragraph" style:parent-style-name="Standard">
      <style:text-properties officeooo:rsid="00c13cac" officeooo:paragraph-rsid="00c13cac"/>
    </style:style>
    <style:style style:name="P93" style:family="paragraph" style:parent-style-name="Standard">
      <style:text-properties officeooo:rsid="00c2dd64" officeooo:paragraph-rsid="00c2dd64"/>
    </style:style>
    <style:style style:name="P94" style:family="paragraph" style:parent-style-name="Standard">
      <style:text-properties officeooo:rsid="00c35576" officeooo:paragraph-rsid="00c35576"/>
    </style:style>
    <style:style style:name="P95" style:family="paragraph" style:parent-style-name="Standard">
      <style:text-properties officeooo:paragraph-rsid="00c57232"/>
    </style:style>
    <style:style style:name="P96" style:family="paragraph" style:parent-style-name="Standard">
      <style:text-properties officeooo:paragraph-rsid="00c86baa"/>
    </style:style>
    <style:style style:name="P97" style:family="paragraph" style:parent-style-name="Standard">
      <style:text-properties officeooo:paragraph-rsid="00cc2df9"/>
    </style:style>
    <style:style style:name="P98" style:family="paragraph" style:parent-style-name="Standard">
      <style:text-properties officeooo:paragraph-rsid="00d0183b"/>
    </style:style>
    <style:style style:name="P99" style:family="paragraph" style:parent-style-name="Standard">
      <style:text-properties officeooo:paragraph-rsid="00d6382c"/>
    </style:style>
    <style:style style:name="P100" style:family="paragraph" style:parent-style-name="Standard">
      <style:text-properties officeooo:paragraph-rsid="00da9039"/>
    </style:style>
    <style:style style:name="P101" style:family="paragraph" style:parent-style-name="Standard">
      <style:text-properties officeooo:paragraph-rsid="00daeb8c"/>
    </style:style>
    <style:style style:name="P102" style:family="paragraph" style:parent-style-name="Standard">
      <style:text-properties officeooo:paragraph-rsid="00dbdcbe"/>
    </style:style>
    <style:style style:name="P103" style:family="paragraph" style:parent-style-name="Standard">
      <style:text-properties officeooo:paragraph-rsid="00de5b26"/>
    </style:style>
    <style:style style:name="P104" style:family="paragraph" style:parent-style-name="Standard">
      <style:text-properties officeooo:rsid="002e7499" officeooo:paragraph-rsid="00de5b26"/>
    </style:style>
    <style:style style:name="P105" style:family="paragraph" style:parent-style-name="Standard">
      <style:text-properties officeooo:rsid="002e7499" officeooo:paragraph-rsid="013b1869"/>
    </style:style>
    <style:style style:name="P106" style:family="paragraph" style:parent-style-name="Standard">
      <style:text-properties officeooo:paragraph-rsid="00e5a242"/>
    </style:style>
    <style:style style:name="P107" style:family="paragraph" style:parent-style-name="Standard">
      <style:text-properties officeooo:paragraph-rsid="00e659c9"/>
    </style:style>
    <style:style style:name="P108" style:family="paragraph" style:parent-style-name="Standard">
      <style:text-properties officeooo:paragraph-rsid="00e81d1e"/>
    </style:style>
    <style:style style:name="P109" style:family="paragraph" style:parent-style-name="Standard">
      <style:text-properties officeooo:paragraph-rsid="00e946fb"/>
    </style:style>
    <style:style style:name="P110" style:family="paragraph" style:parent-style-name="Standard">
      <style:text-properties officeooo:paragraph-rsid="00efde3b"/>
    </style:style>
    <style:style style:name="P111" style:family="paragraph" style:parent-style-name="Standard">
      <style:text-properties officeooo:paragraph-rsid="00f0eee8"/>
    </style:style>
    <style:style style:name="P112" style:family="paragraph" style:parent-style-name="Standard">
      <style:text-properties officeooo:paragraph-rsid="00f1ac01"/>
    </style:style>
    <style:style style:name="P113" style:family="paragraph" style:parent-style-name="Standard">
      <style:text-properties officeooo:paragraph-rsid="00f23b66"/>
    </style:style>
    <style:style style:name="P114" style:family="paragraph" style:parent-style-name="Standard">
      <style:text-properties officeooo:paragraph-rsid="00f581b0"/>
    </style:style>
    <style:style style:name="P115" style:family="paragraph" style:parent-style-name="Standard">
      <style:text-properties officeooo:rsid="00f91362" officeooo:paragraph-rsid="00f91362"/>
    </style:style>
    <style:style style:name="P116" style:family="paragraph" style:parent-style-name="Standard">
      <style:text-properties officeooo:rsid="00faa2de" officeooo:paragraph-rsid="00faa2de"/>
    </style:style>
    <style:style style:name="P117" style:family="paragraph" style:parent-style-name="Standard">
      <style:text-properties officeooo:rsid="00faa2de" officeooo:paragraph-rsid="0152b1fc"/>
    </style:style>
    <style:style style:name="P118" style:family="paragraph" style:parent-style-name="Standard">
      <style:text-properties officeooo:rsid="00faa2de" officeooo:paragraph-rsid="01569337"/>
    </style:style>
    <style:style style:name="P119" style:family="paragraph" style:parent-style-name="Standard">
      <style:text-properties officeooo:rsid="00fad65c" officeooo:paragraph-rsid="00fad65c"/>
    </style:style>
    <style:style style:name="P120" style:family="paragraph" style:parent-style-name="Standard">
      <style:text-properties officeooo:rsid="00fb8d5e" officeooo:paragraph-rsid="00fb8d5e"/>
    </style:style>
    <style:style style:name="P121" style:family="paragraph" style:parent-style-name="Standard">
      <style:text-properties officeooo:paragraph-rsid="00fd8bb2"/>
    </style:style>
    <style:style style:name="P122" style:family="paragraph" style:parent-style-name="Standard">
      <style:text-properties officeooo:rsid="00fdcf6b" officeooo:paragraph-rsid="00fdcf6b"/>
    </style:style>
    <style:style style:name="P123" style:family="paragraph" style:parent-style-name="Standard">
      <style:text-properties officeooo:rsid="0103f20c" officeooo:paragraph-rsid="0103f20c"/>
    </style:style>
    <style:style style:name="P124" style:family="paragraph" style:parent-style-name="Standard">
      <style:text-properties officeooo:rsid="0104c0d8" officeooo:paragraph-rsid="0104c0d8"/>
    </style:style>
    <style:style style:name="P125" style:family="paragraph" style:parent-style-name="Standard">
      <style:text-properties officeooo:paragraph-rsid="0117e88f"/>
    </style:style>
    <style:style style:name="P126" style:family="paragraph" style:parent-style-name="Standard">
      <style:text-properties officeooo:rsid="01359c76" officeooo:paragraph-rsid="01359c76"/>
    </style:style>
    <style:style style:name="P127" style:family="paragraph" style:parent-style-name="Standard">
      <style:text-properties officeooo:paragraph-rsid="01379a20"/>
    </style:style>
    <style:style style:name="P128" style:family="paragraph" style:parent-style-name="Standard">
      <style:text-properties officeooo:paragraph-rsid="01389a42"/>
    </style:style>
    <style:style style:name="P129" style:family="paragraph" style:parent-style-name="Standard">
      <style:text-properties officeooo:paragraph-rsid="01395ee6"/>
    </style:style>
    <style:style style:name="P130" style:family="paragraph" style:parent-style-name="Standard">
      <style:text-properties officeooo:rsid="01496755" officeooo:paragraph-rsid="01496755"/>
    </style:style>
    <style:style style:name="P131" style:family="paragraph" style:parent-style-name="Standard">
      <style:text-properties officeooo:rsid="0149ac8c" officeooo:paragraph-rsid="0149ac8c"/>
    </style:style>
    <style:style style:name="P132" style:family="paragraph" style:parent-style-name="Standard">
      <style:text-properties officeooo:rsid="0149ac8c" officeooo:paragraph-rsid="0157b98a"/>
    </style:style>
    <style:style style:name="P133" style:family="paragraph" style:parent-style-name="Standard">
      <style:text-properties officeooo:rsid="0152b1fc" officeooo:paragraph-rsid="01569337"/>
    </style:style>
    <style:style style:name="P134" style:family="paragraph" style:parent-style-name="Standard">
      <style:text-properties officeooo:rsid="0153da33" officeooo:paragraph-rsid="01569337"/>
    </style:style>
    <style:style style:name="P135" style:family="paragraph" style:parent-style-name="Standard">
      <style:text-properties officeooo:rsid="01569337" officeooo:paragraph-rsid="01569337"/>
    </style:style>
    <style:style style:name="P136" style:family="paragraph" style:parent-style-name="Standard">
      <style:text-properties officeooo:rsid="01626451" officeooo:paragraph-rsid="01626451"/>
    </style:style>
    <style:style style:name="P137" style:family="paragraph" style:parent-style-name="Standard">
      <style:text-properties officeooo:paragraph-rsid="01656a46"/>
    </style:style>
    <style:style style:name="P138" style:family="paragraph" style:parent-style-name="Standard">
      <style:text-properties officeooo:paragraph-rsid="01696254"/>
    </style:style>
    <style:style style:name="P139" style:family="paragraph" style:parent-style-name="Standard">
      <style:text-properties officeooo:paragraph-rsid="016ebfc8"/>
    </style:style>
    <style:style style:name="P140" style:family="paragraph" style:parent-style-name="Text_20_body">
      <style:paragraph-properties fo:break-before="page"/>
      <style:text-properties fo:font-weight="bold" officeooo:paragraph-rsid="001b9d0f" style:font-weight-asian="bold" style:font-weight-complex="bold"/>
    </style:style>
    <style:style style:name="P141" style:family="paragraph" style:parent-style-name="Standard">
      <style:paragraph-properties fo:break-before="page"/>
      <style:text-properties fo:font-weight="bold" officeooo:rsid="01569337" officeooo:paragraph-rsid="01569337" style:font-weight-asian="bold" style:font-weight-complex="bold"/>
    </style:style>
    <style:style style:name="P142" style:family="paragraph" style:parent-style-name="Text_20_body">
      <style:text-properties fo:font-weight="bold" officeooo:paragraph-rsid="001b9d0f" style:font-weight-asian="bold" style:font-weight-complex="bold"/>
    </style:style>
    <style:style style:name="P143" style:family="paragraph" style:parent-style-name="Text_20_body">
      <style:text-properties fo:font-weight="bold" officeooo:rsid="0125996d" officeooo:paragraph-rsid="0125996d" style:font-weight-asian="bold" style:font-weight-complex="bold"/>
    </style:style>
    <style:style style:name="P144" style:family="paragraph" style:parent-style-name="Text_20_body">
      <style:text-properties officeooo:rsid="00f71f0f" officeooo:paragraph-rsid="00f71f0f"/>
    </style:style>
    <style:style style:name="P145" style:family="paragraph" style:parent-style-name="Text_20_body">
      <style:text-properties officeooo:rsid="00f8afa5" officeooo:paragraph-rsid="00f8afa5"/>
    </style:style>
    <style:style style:name="P146" style:family="paragraph" style:parent-style-name="Text_20_body">
      <style:text-properties officeooo:rsid="00f8fa73" officeooo:paragraph-rsid="00f8fa73"/>
    </style:style>
    <style:style style:name="P147" style:family="paragraph" style:parent-style-name="Text_20_body">
      <style:text-properties officeooo:rsid="012668aa" officeooo:paragraph-rsid="012668aa"/>
    </style:style>
    <style:style style:name="P148" style:family="paragraph" style:parent-style-name="Text_20_body">
      <style:text-properties fo:font-weight="normal" officeooo:rsid="01280bdc" officeooo:paragraph-rsid="01280bdc" style:font-weight-asian="normal" style:font-weight-complex="normal"/>
    </style:style>
    <style:style style:name="P149" style:family="paragraph" style:parent-style-name="Text_20_body">
      <style:text-properties officeooo:rsid="0144e6b7" officeooo:paragraph-rsid="0144e6b7"/>
    </style:style>
    <style:style style:name="P150" style:family="paragraph" style:parent-style-name="Text_20_body">
      <style:text-properties officeooo:rsid="001b9d0f" officeooo:paragraph-rsid="0146656f"/>
    </style:style>
    <style:style style:name="P151" style:family="paragraph" style:parent-style-name="Text_20_body">
      <style:text-properties officeooo:rsid="015aa45a" officeooo:paragraph-rsid="015aa45a"/>
    </style:style>
    <style:style style:name="P152" style:family="paragraph" style:parent-style-name="Text_20_body">
      <style:text-properties officeooo:rsid="015c652a" officeooo:paragraph-rsid="015c652a"/>
    </style:style>
    <style:style style:name="P153" style:family="paragraph" style:parent-style-name="Text_20_body">
      <style:text-properties officeooo:rsid="0162c458" officeooo:paragraph-rsid="0162c458"/>
    </style:style>
    <style:style style:name="P154" style:family="paragraph" style:parent-style-name="Text_20_body">
      <style:paragraph-properties fo:margin-top="0cm" fo:margin-bottom="0cm" loext:contextual-spacing="false"/>
      <style:text-properties officeooo:rsid="002f7285" officeooo:paragraph-rsid="002f7285"/>
    </style:style>
    <style:style style:name="P155" style:family="paragraph" style:parent-style-name="Preformatted_20_Text">
      <style:text-properties officeooo:rsid="004c9ba6" officeooo:paragraph-rsid="00506a7b"/>
    </style:style>
    <style:style style:name="P156" style:family="paragraph" style:parent-style-name="Preformatted_20_Text">
      <style:text-properties fo:font-size="10.5pt" officeooo:rsid="004c9ba6" officeooo:paragraph-rsid="004c9ba6"/>
    </style:style>
    <style:style style:name="P157" style:family="paragraph" style:parent-style-name="Preformatted_20_Text">
      <style:text-properties fo:font-size="10.5pt" officeooo:rsid="004c9ba6" officeooo:paragraph-rsid="004d221b"/>
    </style:style>
    <style:style style:name="P158" style:family="paragraph" style:parent-style-name="Preformatted_20_Text">
      <style:text-properties fo:font-size="10.5pt" officeooo:rsid="004c9ba6" officeooo:paragraph-rsid="004e4271"/>
    </style:style>
    <style:style style:name="P159" style:family="paragraph" style:parent-style-name="Preformatted_20_Text">
      <style:text-properties fo:font-size="10.5pt" officeooo:rsid="004c9ba6" officeooo:paragraph-rsid="004ec7ca"/>
    </style:style>
    <style:style style:name="P160" style:family="paragraph" style:parent-style-name="Preformatted_20_Text">
      <style:text-properties fo:font-size="10.5pt" officeooo:rsid="004c9ba6" officeooo:paragraph-rsid="00506a7b"/>
    </style:style>
    <style:style style:name="P161" style:family="paragraph" style:parent-style-name="Preformatted_20_Text">
      <style:text-properties fo:font-size="10.5pt" officeooo:rsid="004c9ba6" officeooo:paragraph-rsid="0050d9a1"/>
    </style:style>
    <style:style style:name="P162" style:family="paragraph" style:parent-style-name="Preformatted_20_Text">
      <style:text-properties fo:font-size="10.5pt" officeooo:rsid="004c9ba6" officeooo:paragraph-rsid="01307eeb"/>
    </style:style>
    <style:style style:name="P163" style:family="paragraph" style:parent-style-name="Preformatted_20_Text">
      <style:text-properties fo:font-size="10.5pt" officeooo:paragraph-rsid="004c9ba6"/>
    </style:style>
    <style:style style:name="P164" style:family="paragraph" style:parent-style-name="Preformatted_20_Text">
      <style:text-properties fo:font-size="10.5pt" officeooo:paragraph-rsid="004d221b"/>
    </style:style>
    <style:style style:name="P165" style:family="paragraph" style:parent-style-name="Preformatted_20_Text">
      <style:text-properties fo:font-size="10.5pt" officeooo:paragraph-rsid="004ec7ca"/>
    </style:style>
    <style:style style:name="P166" style:family="paragraph" style:parent-style-name="Preformatted_20_Text">
      <style:text-properties fo:font-size="10.5pt" officeooo:paragraph-rsid="00506a7b"/>
    </style:style>
    <style:style style:name="P167" style:family="paragraph" style:parent-style-name="Preformatted_20_Text">
      <style:text-properties fo:font-size="10.5pt" officeooo:paragraph-rsid="0050d9a1"/>
    </style:style>
    <style:style style:name="P168" style:family="paragraph" style:parent-style-name="Preformatted_20_Text">
      <style:text-properties fo:font-size="10.5pt" officeooo:paragraph-rsid="0079db29"/>
    </style:style>
    <style:style style:name="P169" style:family="paragraph" style:parent-style-name="Preformatted_20_Text">
      <style:text-properties fo:font-size="10.5pt" officeooo:paragraph-rsid="007e8176"/>
    </style:style>
    <style:style style:name="P170" style:family="paragraph" style:parent-style-name="Preformatted_20_Text">
      <style:text-properties fo:font-size="10.5pt" officeooo:paragraph-rsid="01307eeb"/>
    </style:style>
    <style:style style:name="P171" style:family="paragraph" style:parent-style-name="Preformatted_20_Text">
      <style:text-properties officeooo:paragraph-rsid="004c9ba6"/>
    </style:style>
    <style:style style:name="P172" style:family="paragraph" style:parent-style-name="Preformatted_20_Text">
      <style:text-properties officeooo:paragraph-rsid="004d221b"/>
    </style:style>
    <style:style style:name="P173" style:family="paragraph" style:parent-style-name="Preformatted_20_Text">
      <style:text-properties officeooo:paragraph-rsid="004e4271"/>
    </style:style>
    <style:style style:name="P174" style:family="paragraph" style:parent-style-name="Preformatted_20_Text">
      <style:text-properties officeooo:paragraph-rsid="004ec7ca"/>
    </style:style>
    <style:style style:name="P175" style:family="paragraph" style:parent-style-name="Preformatted_20_Text">
      <style:text-properties officeooo:paragraph-rsid="00506a7b"/>
    </style:style>
    <style:style style:name="P176" style:family="paragraph" style:parent-style-name="Preformatted_20_Text">
      <style:text-properties officeooo:paragraph-rsid="0050d9a1"/>
    </style:style>
    <style:style style:name="P177" style:family="paragraph" style:parent-style-name="Preformatted_20_Text">
      <style:text-properties officeooo:paragraph-rsid="00512e8d"/>
    </style:style>
    <style:style style:name="P178" style:family="paragraph" style:parent-style-name="Preformatted_20_Text">
      <style:text-properties officeooo:paragraph-rsid="007e8176"/>
    </style:style>
    <style:style style:name="P179" style:family="paragraph" style:parent-style-name="Preformatted_20_Text">
      <style:text-properties officeooo:paragraph-rsid="00e659c9"/>
    </style:style>
    <style:style style:name="P180" style:family="paragraph" style:parent-style-name="Preformatted_20_Text">
      <style:text-properties officeooo:paragraph-rsid="01307eeb"/>
    </style:style>
    <style:style style:name="P181" style:family="paragraph" style:parent-style-name="Preformatted_20_Text">
      <style:text-properties officeooo:rsid="0090a12b" officeooo:paragraph-rsid="00a623e7"/>
    </style:style>
    <style:style style:name="P182" style:family="paragraph" style:parent-style-name="Preformatted_20_Text">
      <style:text-properties officeooo:rsid="00393606" officeooo:paragraph-rsid="01623dea"/>
    </style:style>
    <style:style style:name="P183" style:family="paragraph" style:parent-style-name="Preformatted_20_Text">
      <style:paragraph-properties fo:margin-top="0cm" fo:margin-bottom="0.499cm" loext:contextual-spacing="false"/>
      <style:text-properties officeooo:rsid="002f7285" officeooo:paragraph-rsid="002f7285"/>
    </style:style>
    <style:style style:name="P184" style:family="paragraph" style:parent-style-name="Preformatted_20_Text">
      <style:paragraph-properties fo:margin-top="0cm" fo:margin-bottom="0.499cm" loext:contextual-spacing="false"/>
      <style:text-properties fo:font-size="10.5pt" officeooo:rsid="004c9ba6" officeooo:paragraph-rsid="00512e8d"/>
    </style:style>
    <style:style style:name="P185" style:family="paragraph" style:parent-style-name="Preformatted_20_Text">
      <style:paragraph-properties fo:margin-top="0cm" fo:margin-bottom="0.499cm" loext:contextual-spacing="false"/>
      <style:text-properties fo:font-size="10.5pt" officeooo:rsid="004c9ba6" officeooo:paragraph-rsid="00529f57"/>
    </style:style>
    <style:style style:name="P186" style:family="paragraph" style:parent-style-name="Preformatted_20_Text">
      <style:paragraph-properties fo:margin-top="0cm" fo:margin-bottom="0.499cm" loext:contextual-spacing="false"/>
      <style:text-properties fo:font-size="10.5pt" officeooo:paragraph-rsid="0056cd7c"/>
    </style:style>
    <style:style style:name="P187" style:family="paragraph" style:parent-style-name="Preformatted_20_Text">
      <style:paragraph-properties fo:margin-top="0cm" fo:margin-bottom="0.499cm" loext:contextual-spacing="false"/>
      <style:text-properties fo:font-size="10.5pt" officeooo:rsid="0079db29" officeooo:paragraph-rsid="0079db29"/>
    </style:style>
    <style:style style:name="P188" style:family="paragraph" style:parent-style-name="Preformatted_20_Text">
      <style:paragraph-properties fo:margin-top="0cm" fo:margin-bottom="0.499cm" loext:contextual-spacing="false"/>
      <style:text-properties fo:font-size="10.5pt" officeooo:rsid="007a2fb6" officeooo:paragraph-rsid="007a2fb6"/>
    </style:style>
    <style:style style:name="P189" style:family="paragraph" style:parent-style-name="Preformatted_20_Text">
      <style:paragraph-properties fo:margin-top="0cm" fo:margin-bottom="0.499cm" loext:contextual-spacing="false"/>
      <style:text-properties fo:font-size="10.5pt" officeooo:rsid="007e8176" officeooo:paragraph-rsid="007e8176"/>
    </style:style>
    <style:style style:name="P190" style:family="paragraph" style:parent-style-name="Preformatted_20_Text">
      <style:paragraph-properties fo:margin-top="0cm" fo:margin-bottom="0.499cm" loext:contextual-spacing="false"/>
      <style:text-properties fo:font-size="10.5pt" officeooo:rsid="0090a12b" officeooo:paragraph-rsid="00ad6285"/>
    </style:style>
    <style:style style:name="P191" style:family="paragraph" style:parent-style-name="Preformatted_20_Text">
      <style:paragraph-properties fo:margin-top="0cm" fo:margin-bottom="0.499cm" loext:contextual-spacing="false"/>
      <style:text-properties fo:font-size="10.5pt" officeooo:rsid="002f7285" officeooo:paragraph-rsid="002f7285"/>
    </style:style>
    <style:style style:name="P192" style:family="paragraph" style:parent-style-name="Preformatted_20_Text">
      <style:paragraph-properties fo:margin-top="0cm" fo:margin-bottom="0.499cm" loext:contextual-spacing="false"/>
      <style:text-properties fo:font-size="10.5pt" officeooo:rsid="00319391" officeooo:paragraph-rsid="003d3845"/>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Text_20_body" style:list-style-name="">
      <style:text-properties fo:font-weight="bold" officeooo:rsid="00c35576" officeooo:paragraph-rsid="00c35576" style:font-weight-asian="bold" style:font-weight-complex="bold"/>
    </style:style>
    <style:style style:name="P195" style:family="paragraph" style:parent-style-name="Text_20_body" style:list-style-name="L1">
      <style:text-properties officeooo:paragraph-rsid="00848464"/>
    </style:style>
    <style:style style:name="P196" style:family="paragraph" style:parent-style-name="Text_20_body" style:list-style-name="L2"/>
    <style:style style:name="P197" style:family="paragraph" style:parent-style-name="Text_20_body" style:list-style-name="L2">
      <style:paragraph-properties fo:margin-top="0cm" fo:margin-bottom="0cm" loext:contextual-spacing="false"/>
    </style:style>
    <style:style style:name="P198" style:family="paragraph" style:parent-style-name="Heading_20_1" style:list-style-name=""/>
    <style:style style:name="P199" style:family="paragraph" style:parent-style-name="Heading_20_1" style:list-style-name="">
      <style:text-properties fo:font-size="16.5pt" style:font-size-asian="18.2000007629395pt" style:font-size-complex="18.2000007629395pt"/>
    </style:style>
    <style:style style:name="P200" style:family="paragraph" style:parent-style-name="Heading_20_1">
      <style:text-properties fo:font-weight="bold" officeooo:paragraph-rsid="007756f8" style:font-weight-asian="bold" style:font-weight-complex="bold"/>
    </style:style>
    <style:style style:name="P201" style:family="paragraph" style:parent-style-name="Heading_20_1">
      <style:paragraph-properties fo:break-before="page"/>
    </style:style>
    <style:style style:name="T1" style:family="text">
      <style:text-properties officeooo:rsid="001b9d0f"/>
    </style:style>
    <style:style style:name="T2" style:family="text">
      <style:text-properties officeooo:rsid="001cd473"/>
    </style:style>
    <style:style style:name="T3" style:family="text">
      <style:text-properties officeooo:rsid="0020455a"/>
    </style:style>
    <style:style style:name="T4" style:family="text">
      <style:text-properties officeooo:rsid="002f7285"/>
    </style:style>
    <style:style style:name="T5" style:family="text">
      <style:text-properties fo:font-size="10.5pt"/>
    </style:style>
    <style:style style:name="T6" style:family="text">
      <style:text-properties fo:font-size="10.5pt" officeooo:rsid="0035c4a3"/>
    </style:style>
    <style:style style:name="T7" style:family="text">
      <style:text-properties fo:font-size="10.5pt" fo:font-weight="normal" style:font-weight-asian="normal" style:font-weight-complex="normal"/>
    </style:style>
    <style:style style:name="T8" style:family="text">
      <style:text-properties fo:font-size="16.5pt" style:font-size-asian="18.2000007629395pt" style:font-size-complex="18.2000007629395pt"/>
    </style:style>
    <style:style style:name="T9" style:family="text">
      <style:text-properties fo:font-size="16.5pt" officeooo:rsid="003287c8" style:font-size-asian="18.2000007629395pt" style:font-size-complex="18.2000007629395pt"/>
    </style:style>
    <style:style style:name="T10" style:family="text">
      <style:text-properties officeooo:rsid="003a69b2"/>
    </style:style>
    <style:style style:name="T11" style:family="text">
      <style:text-properties officeooo:rsid="003d3845"/>
    </style:style>
    <style:style style:name="T12" style:family="text">
      <style:text-properties officeooo:rsid="00422885"/>
    </style:style>
    <style:style style:name="T13" style:family="text">
      <style:text-properties officeooo:rsid="0045ba79"/>
    </style:style>
    <style:style style:name="T14" style:family="text">
      <style:text-properties fo:font-weight="normal" style:font-weight-asian="normal" style:font-weight-complex="normal"/>
    </style:style>
    <style:style style:name="T15" style:family="text">
      <style:text-properties fo:font-weight="normal" officeooo:rsid="00529f57" style:font-weight-asian="normal" style:font-weight-complex="normal"/>
    </style:style>
    <style:style style:name="T16" style:family="text">
      <style:text-properties fo:font-weight="normal" officeooo:rsid="0054ee02" style:font-weight-asian="normal" style:font-weight-complex="normal"/>
    </style:style>
    <style:style style:name="T17" style:family="text">
      <style:text-properties fo:font-weight="normal" officeooo:rsid="0069e8c6" style:font-weight-asian="normal" style:font-weight-complex="normal"/>
    </style:style>
    <style:style style:name="T18" style:family="text">
      <style:text-properties fo:font-weight="normal" officeooo:rsid="00739677" style:font-weight-asian="normal" style:font-weight-complex="normal"/>
    </style:style>
    <style:style style:name="T19" style:family="text">
      <style:text-properties fo:font-weight="normal" officeooo:rsid="00864403" style:font-weight-asian="normal" style:font-weight-complex="normal"/>
    </style:style>
    <style:style style:name="T20" style:family="text">
      <style:text-properties fo:font-weight="normal" officeooo:rsid="0091b661" style:font-weight-asian="normal" style:font-weight-complex="normal"/>
    </style:style>
    <style:style style:name="T21" style:family="text">
      <style:text-properties fo:font-weight="normal" officeooo:rsid="0091d3d4" style:font-weight-asian="normal" style:font-weight-complex="normal"/>
    </style:style>
    <style:style style:name="T22" style:family="text">
      <style:text-properties fo:font-weight="normal" officeooo:rsid="009318c6" style:font-weight-asian="normal" style:font-weight-complex="normal"/>
    </style:style>
    <style:style style:name="T23" style:family="text">
      <style:text-properties fo:font-weight="normal" officeooo:rsid="00934d39" style:font-weight-asian="normal" style:font-weight-complex="normal"/>
    </style:style>
    <style:style style:name="T24" style:family="text">
      <style:text-properties fo:font-weight="normal" officeooo:rsid="00948ed6" style:font-weight-asian="normal" style:font-weight-complex="normal"/>
    </style:style>
    <style:style style:name="T25" style:family="text">
      <style:text-properties fo:font-weight="normal" officeooo:rsid="001d6a0c" style:font-weight-asian="normal" style:font-weight-complex="normal"/>
    </style:style>
    <style:style style:name="T26" style:family="text">
      <style:text-properties fo:font-weight="normal" officeooo:rsid="009cdc85" style:font-weight-asian="normal" style:font-weight-complex="normal"/>
    </style:style>
    <style:style style:name="T27" style:family="text">
      <style:text-properties fo:font-weight="normal" officeooo:rsid="009d5d08" style:font-weight-asian="normal" style:font-weight-complex="normal"/>
    </style:style>
    <style:style style:name="T28" style:family="text">
      <style:text-properties fo:font-weight="normal" officeooo:rsid="009f4669" style:font-weight-asian="normal" style:font-weight-complex="normal"/>
    </style:style>
    <style:style style:name="T29" style:family="text">
      <style:text-properties fo:font-weight="normal" officeooo:rsid="00a02f88" style:font-weight-asian="normal" style:font-weight-complex="normal"/>
    </style:style>
    <style:style style:name="T30" style:family="text">
      <style:text-properties fo:font-weight="normal" officeooo:rsid="00a236fc" style:font-weight-asian="normal" style:font-weight-complex="normal"/>
    </style:style>
    <style:style style:name="T31" style:family="text">
      <style:text-properties fo:font-weight="normal" officeooo:rsid="00a4176e" style:font-weight-asian="normal" style:font-weight-complex="normal"/>
    </style:style>
    <style:style style:name="T32" style:family="text">
      <style:text-properties fo:font-weight="normal" officeooo:rsid="00a4aa3a" style:font-weight-asian="normal" style:font-weight-complex="normal"/>
    </style:style>
    <style:style style:name="T33" style:family="text">
      <style:text-properties fo:font-weight="normal" officeooo:rsid="00a623e7" style:font-weight-asian="normal" style:font-weight-complex="normal"/>
    </style:style>
    <style:style style:name="T34" style:family="text">
      <style:text-properties fo:font-weight="normal" officeooo:rsid="00a81b2c" style:font-weight-asian="normal" style:font-weight-complex="normal"/>
    </style:style>
    <style:style style:name="T35" style:family="text">
      <style:text-properties fo:font-weight="normal" officeooo:rsid="00aa1afd" style:font-weight-asian="normal" style:font-weight-complex="normal"/>
    </style:style>
    <style:style style:name="T36" style:family="text">
      <style:text-properties fo:font-weight="normal" officeooo:rsid="00acc960" style:font-weight-asian="normal" style:font-weight-complex="normal"/>
    </style:style>
    <style:style style:name="T37" style:family="text">
      <style:text-properties fo:font-weight="normal" officeooo:rsid="00ad6285" style:font-weight-asian="normal" style:font-weight-complex="normal"/>
    </style:style>
    <style:style style:name="T38" style:family="text">
      <style:text-properties fo:font-weight="normal" officeooo:rsid="00b04cf3" style:font-weight-asian="normal" style:font-weight-complex="normal"/>
    </style:style>
    <style:style style:name="T39" style:family="text">
      <style:text-properties fo:font-weight="normal" officeooo:rsid="00b2973e" style:font-weight-asian="normal" style:font-weight-complex="normal"/>
    </style:style>
    <style:style style:name="T40" style:family="text">
      <style:text-properties fo:font-weight="normal" officeooo:rsid="00b470a5" style:font-weight-asian="normal" style:font-weight-complex="normal"/>
    </style:style>
    <style:style style:name="T41" style:family="text">
      <style:text-properties fo:font-weight="normal" officeooo:rsid="00b7cac6" style:font-weight-asian="normal" style:font-weight-complex="normal"/>
    </style:style>
    <style:style style:name="T42" style:family="text">
      <style:text-properties fo:font-weight="normal" officeooo:rsid="00b88f52" style:font-weight-asian="normal" style:font-weight-complex="normal"/>
    </style:style>
    <style:style style:name="T43" style:family="text">
      <style:text-properties fo:font-weight="normal" officeooo:rsid="00bbfc14" style:font-weight-asian="normal" style:font-weight-complex="normal"/>
    </style:style>
    <style:style style:name="T44" style:family="text">
      <style:text-properties fo:font-weight="normal" officeooo:rsid="00bd7466" style:font-weight-asian="normal" style:font-weight-complex="normal"/>
    </style:style>
    <style:style style:name="T45" style:family="text">
      <style:text-properties fo:font-weight="normal" officeooo:rsid="00c57232" style:font-weight-asian="normal" style:font-weight-complex="normal"/>
    </style:style>
    <style:style style:name="T46" style:family="text">
      <style:text-properties fo:font-weight="normal" officeooo:rsid="00c7089c" style:font-weight-asian="normal" style:font-weight-complex="normal"/>
    </style:style>
    <style:style style:name="T47" style:family="text">
      <style:text-properties fo:font-weight="normal" officeooo:rsid="00c86baa" style:font-weight-asian="normal" style:font-weight-complex="normal"/>
    </style:style>
    <style:style style:name="T48" style:family="text">
      <style:text-properties fo:font-weight="normal" officeooo:rsid="005892be" style:font-weight-asian="normal" style:font-weight-complex="normal"/>
    </style:style>
    <style:style style:name="T49" style:family="text">
      <style:text-properties fo:font-weight="normal" officeooo:rsid="00d0183b" style:font-weight-asian="normal" style:font-weight-complex="normal"/>
    </style:style>
    <style:style style:name="T50" style:family="text">
      <style:text-properties fo:font-weight="normal" officeooo:rsid="00d6382c" style:font-weight-asian="normal" style:font-weight-complex="normal"/>
    </style:style>
    <style:style style:name="T51" style:family="text">
      <style:text-properties fo:font-weight="normal" officeooo:rsid="00da9039" style:font-weight-asian="normal" style:font-weight-complex="normal"/>
    </style:style>
    <style:style style:name="T52" style:family="text">
      <style:text-properties fo:font-weight="normal" officeooo:rsid="00daeb8c" style:font-weight-asian="normal" style:font-weight-complex="normal"/>
    </style:style>
    <style:style style:name="T53" style:family="text">
      <style:text-properties fo:font-weight="normal" officeooo:rsid="00dbdcbe" style:font-weight-asian="normal" style:font-weight-complex="normal"/>
    </style:style>
    <style:style style:name="T54" style:family="text">
      <style:text-properties fo:font-weight="normal" officeooo:rsid="00de5b26" style:font-weight-asian="normal" style:font-weight-complex="normal"/>
    </style:style>
    <style:style style:name="T55" style:family="text">
      <style:text-properties fo:font-weight="normal" officeooo:rsid="00e5a242" style:font-weight-asian="normal" style:font-weight-complex="normal"/>
    </style:style>
    <style:style style:name="T56" style:family="text">
      <style:text-properties fo:font-weight="normal" officeooo:rsid="00e60b4d" style:font-weight-asian="normal" style:font-weight-complex="normal"/>
    </style:style>
    <style:style style:name="T57" style:family="text">
      <style:text-properties fo:font-weight="normal" officeooo:rsid="00e659c9" style:font-weight-asian="normal" style:font-weight-complex="normal"/>
    </style:style>
    <style:style style:name="T58" style:family="text">
      <style:text-properties fo:font-weight="normal" officeooo:rsid="00e81d1e" style:font-weight-asian="normal" style:font-weight-complex="normal"/>
    </style:style>
    <style:style style:name="T59" style:family="text">
      <style:text-properties fo:font-weight="normal" officeooo:rsid="00e946fb" style:font-weight-asian="normal" style:font-weight-complex="normal"/>
    </style:style>
    <style:style style:name="T60" style:family="text">
      <style:text-properties fo:font-weight="normal" officeooo:rsid="00efde3b" style:font-weight-asian="normal" style:font-weight-complex="normal"/>
    </style:style>
    <style:style style:name="T61" style:family="text">
      <style:text-properties fo:font-weight="normal" officeooo:rsid="00f0eee8" style:font-weight-asian="normal" style:font-weight-complex="normal"/>
    </style:style>
    <style:style style:name="T62" style:family="text">
      <style:text-properties fo:font-weight="normal" officeooo:rsid="00f1ac01" style:font-weight-asian="normal" style:font-weight-complex="normal"/>
    </style:style>
    <style:style style:name="T63" style:family="text">
      <style:text-properties fo:font-weight="normal" officeooo:rsid="00f23b66" style:font-weight-asian="normal" style:font-weight-complex="normal"/>
    </style:style>
    <style:style style:name="T64" style:family="text">
      <style:text-properties fo:font-weight="normal" officeooo:rsid="00f581b0" style:font-weight-asian="normal" style:font-weight-complex="normal"/>
    </style:style>
    <style:style style:name="T65" style:family="text">
      <style:text-properties fo:font-weight="normal" officeooo:rsid="00fd8bb2" style:font-weight-asian="normal" style:font-weight-complex="normal"/>
    </style:style>
    <style:style style:name="T66" style:family="text">
      <style:text-properties fo:font-weight="normal" officeooo:rsid="0131391a" style:font-weight-asian="normal" style:font-weight-complex="normal"/>
    </style:style>
    <style:style style:name="T67" style:family="text">
      <style:text-properties fo:font-weight="normal" officeooo:rsid="0136acdb" style:font-weight-asian="normal" style:font-weight-complex="normal"/>
    </style:style>
    <style:style style:name="T68" style:family="text">
      <style:text-properties fo:font-weight="normal" officeooo:rsid="01379a20" style:font-weight-asian="normal" style:font-weight-complex="normal"/>
    </style:style>
    <style:style style:name="T69" style:family="text">
      <style:text-properties fo:font-weight="normal" officeooo:rsid="0137b432" style:font-weight-asian="normal" style:font-weight-complex="normal"/>
    </style:style>
    <style:style style:name="T70" style:family="text">
      <style:text-properties fo:font-weight="normal" officeooo:rsid="01389a42" style:font-weight-asian="normal" style:font-weight-complex="normal"/>
    </style:style>
    <style:style style:name="T71" style:family="text">
      <style:text-properties fo:font-weight="normal" officeooo:rsid="01395ee6" style:font-weight-asian="normal" style:font-weight-complex="normal"/>
    </style:style>
    <style:style style:name="T72" style:family="text">
      <style:text-properties fo:font-weight="normal" officeooo:rsid="013a421e" style:font-weight-asian="normal" style:font-weight-complex="normal"/>
    </style:style>
    <style:style style:name="T73" style:family="text">
      <style:text-properties fo:font-weight="normal" officeooo:rsid="01656a46" style:font-weight-asian="normal" style:font-weight-complex="normal"/>
    </style:style>
    <style:style style:name="T74" style:family="text">
      <style:text-properties fo:font-weight="normal" officeooo:rsid="01696254" style:font-weight-asian="normal" style:font-weight-complex="normal"/>
    </style:style>
    <style:style style:name="T75" style:family="text">
      <style:text-properties fo:font-weight="normal" officeooo:rsid="016ebfc8" style:font-weight-asian="normal" style:font-weight-complex="normal"/>
    </style:style>
    <style:style style:name="T76" style:family="text">
      <style:text-properties fo:font-weight="normal" officeooo:rsid="0170acb6" style:font-weight-asian="normal" style:font-weight-complex="normal"/>
    </style:style>
    <style:style style:name="T77" style:family="text">
      <style:text-properties fo:font-weight="normal" officeooo:rsid="0170f3af"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52d3c4" style:font-weight-asian="bold" style:font-weight-complex="bold"/>
    </style:style>
    <style:style style:name="T80" style:family="text">
      <style:text-properties fo:font-weight="bold" officeooo:rsid="008efd72" style:font-weight-asian="bold" style:font-weight-complex="bold"/>
    </style:style>
    <style:style style:name="T81" style:family="text">
      <style:text-properties fo:font-weight="bold" officeooo:rsid="0091b661" style:font-weight-asian="bold" style:font-weight-complex="bold"/>
    </style:style>
    <style:style style:name="T82" style:family="text">
      <style:text-properties fo:font-weight="bold" officeooo:rsid="009d5d08" style:font-weight-asian="bold" style:font-weight-complex="bold"/>
    </style:style>
    <style:style style:name="T83" style:family="text">
      <style:text-properties fo:font-weight="bold" officeooo:rsid="00a02f88" style:font-weight-asian="bold" style:font-weight-complex="bold"/>
    </style:style>
    <style:style style:name="T84" style:family="text">
      <style:text-properties fo:font-weight="bold" officeooo:rsid="00a236fc" style:font-weight-asian="bold" style:font-weight-complex="bold"/>
    </style:style>
    <style:style style:name="T85" style:family="text">
      <style:text-properties fo:font-weight="bold" officeooo:rsid="00bd7466" style:font-weight-asian="bold" style:font-weight-complex="bold"/>
    </style:style>
    <style:style style:name="T86" style:family="text">
      <style:text-properties fo:font-weight="bold" officeooo:rsid="00dbdcbe" style:font-weight-asian="bold" style:font-weight-complex="bold"/>
    </style:style>
    <style:style style:name="T87" style:family="text">
      <style:text-properties fo:font-weight="bold" officeooo:rsid="0091d3d4" style:font-weight-asian="bold" style:font-weight-complex="bold"/>
    </style:style>
    <style:style style:name="T88" style:family="text">
      <style:text-properties fo:font-weight="bold" officeooo:rsid="00e659c9" style:font-weight-asian="bold" style:font-weight-complex="bold"/>
    </style:style>
    <style:style style:name="T89" style:family="text">
      <style:text-properties fo:font-weight="bold" officeooo:rsid="00e81d1e" style:font-weight-asian="bold" style:font-weight-complex="bold"/>
    </style:style>
    <style:style style:name="T90" style:family="text">
      <style:text-properties fo:font-weight="bold" officeooo:rsid="00fd8bb2" style:font-weight-asian="bold" style:font-weight-complex="bold"/>
    </style:style>
    <style:style style:name="T91" style:family="text">
      <style:text-properties fo:font-weight="bold" officeooo:rsid="0137b432" style:font-weight-asian="bold" style:font-weight-complex="bold"/>
    </style:style>
    <style:style style:name="T92" style:family="text">
      <style:text-properties fo:font-weight="bold" officeooo:rsid="0151af10" style:font-weight-asian="bold" style:font-weight-complex="bold"/>
    </style:style>
    <style:style style:name="T93" style:family="text">
      <style:text-properties fo:font-style="italic" fo:font-weight="normal" style:font-style-asian="italic" style:font-weight-asian="normal" style:font-style-complex="italic" style:font-weight-complex="normal"/>
    </style:style>
    <style:style style:name="T94" style:family="text">
      <style:text-properties fo:font-style="italic" fo:font-weight="normal" officeooo:rsid="0054ee02" style:font-style-asian="italic" style:font-weight-asian="normal" style:font-style-complex="italic" style:font-weight-complex="normal"/>
    </style:style>
    <style:style style:name="T95" style:family="text">
      <style:text-properties fo:font-style="italic" fo:font-weight="bold" officeooo:rsid="00cc2df9" style:font-style-asian="italic" style:font-weight-asian="bold" style:font-style-complex="italic" style:font-weight-complex="bold"/>
    </style:style>
    <style:style style:name="T96" style:family="text">
      <style:text-properties fo:font-style="italic" fo:font-weight="bold" officeooo:rsid="00cd469d" style:font-style-asian="italic" style:font-weight-asian="bold" style:font-style-complex="italic" style:font-weight-complex="bold"/>
    </style:style>
    <style:style style:name="T97" style:family="text">
      <style:text-properties officeooo:rsid="005d0f3f"/>
    </style:style>
    <style:style style:name="T98" style:family="text">
      <style:text-properties fo:font-size="14pt" fo:font-weight="bold" officeooo:rsid="006a968e" style:font-weight-asian="bold" style:font-weight-complex="bold"/>
    </style:style>
    <style:style style:name="T99" style:family="text">
      <style:text-properties officeooo:rsid="007756f8"/>
    </style:style>
    <style:style style:name="T100" style:family="text">
      <style:text-properties officeooo:rsid="0079eab1"/>
    </style:style>
    <style:style style:name="T101" style:family="text">
      <style:text-properties officeooo:rsid="0080c751"/>
    </style:style>
    <style:style style:name="T102" style:family="text">
      <style:text-properties officeooo:rsid="00848464"/>
    </style:style>
    <style:style style:name="T103" style:family="text">
      <style:text-properties officeooo:rsid="00864403"/>
    </style:style>
    <style:style style:name="T104" style:family="text">
      <style:text-properties officeooo:rsid="0089f938"/>
    </style:style>
    <style:style style:name="T105" style:family="text">
      <style:text-properties officeooo:rsid="008a1e9f"/>
    </style:style>
    <style:style style:name="T106" style:family="text">
      <style:text-properties officeooo:rsid="00a1da20"/>
    </style:style>
    <style:style style:name="T107" style:family="text">
      <style:text-properties officeooo:rsid="00b92ed6"/>
    </style:style>
    <style:style style:name="T108" style:family="text">
      <style:text-properties fo:font-size="10pt"/>
    </style:style>
    <style:style style:name="T109" style:family="text">
      <style:text-properties fo:font-size="10pt" fo:font-weight="normal" officeooo:rsid="00d6382c" style:font-weight-asian="normal" style:font-weight-complex="normal"/>
    </style:style>
    <style:style style:name="T110" style:family="text">
      <style:text-properties fo:font-size="10pt" fo:font-weight="normal" officeooo:rsid="015d9db1" style:font-weight-asian="normal" style:font-weight-complex="normal"/>
    </style:style>
    <style:style style:name="T111" style:family="text">
      <style:text-properties fo:font-size="10pt" officeooo:rsid="01149daf"/>
    </style:style>
    <style:style style:name="T112" style:family="text">
      <style:text-properties officeooo:rsid="00da9039"/>
    </style:style>
    <style:style style:name="T113" style:family="text">
      <style:text-properties officeooo:rsid="00f8fa73"/>
    </style:style>
    <style:style style:name="T114" style:family="text">
      <style:text-properties officeooo:rsid="00fc9903"/>
    </style:style>
    <style:style style:name="T115" style:family="text">
      <style:text-properties officeooo:rsid="0101391d"/>
    </style:style>
    <style:style style:name="T116" style:family="text">
      <style:text-properties officeooo:rsid="0108234c"/>
    </style:style>
    <style:style style:name="T117" style:family="text">
      <style:text-properties officeooo:rsid="0108b7b5"/>
    </style:style>
    <style:style style:name="T118" style:family="text">
      <style:text-properties officeooo:rsid="013606f8"/>
    </style:style>
    <style:style style:name="T119" style:family="text">
      <style:text-properties officeooo:rsid="013bee54"/>
    </style:style>
    <style:style style:name="T120" style:family="text">
      <style:text-properties officeooo:rsid="01465dc0"/>
    </style:style>
    <style:style style:name="T121" style:family="text">
      <style:text-properties officeooo:rsid="0146656f"/>
    </style:style>
    <style:style style:name="T122" style:family="text">
      <style:text-properties officeooo:rsid="01473081"/>
    </style:style>
    <style:style style:name="T123" style:family="text">
      <style:text-properties officeooo:rsid="0147c375"/>
    </style:style>
    <style:style style:name="T124" style:family="text">
      <style:text-properties officeooo:rsid="0148639c"/>
    </style:style>
    <style:style style:name="T125" style:family="text">
      <style:text-properties officeooo:rsid="014d71f5"/>
    </style:style>
    <style:style style:name="T126" style:family="text">
      <style:text-properties officeooo:rsid="014ecc0d"/>
    </style:style>
    <style:style style:name="T127" style:family="text">
      <style:text-properties officeooo:rsid="014fee59"/>
    </style:style>
    <style:style style:name="T128" style:family="text">
      <style:text-properties officeooo:rsid="0150dba9"/>
    </style:style>
    <style:style style:name="T129" style:family="text">
      <style:text-properties officeooo:rsid="0151af10"/>
    </style:style>
    <style:style style:name="T130" style:family="text">
      <style:text-properties officeooo:rsid="0160e0a2"/>
    </style:style>
    <style:style style:name="T131" style:family="text">
      <style:text-properties officeooo:rsid="0172a4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elhorando a Segurança de um VPS com <text:span text:style-name="T131">CentOS 7</text:span></text:p>
      <text:p text:style-name="P1"/>
      <text:p text:style-name="P8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93"><text:a xlink:type="simple" xlink:href="#__RefHeading___Toc5707_359130499" text:style-name="Index_20_Link" text:visited-style-name="Index_20_Link">0. Cuidados Iniciais<text:tab/>2</text:a></text:p>
          <text:p text:style-name="P193"><text:a xlink:type="simple" xlink:href="#__RefHeading___Toc3431_1641853672" text:style-name="Index_20_Link" text:visited-style-name="Index_20_Link">1. Habilitação e Configurar firewalld<text:tab/>5</text:a></text:p>
          <text:p text:style-name="P193"><text:a xlink:type="simple" xlink:href="#__RefHeading___Toc1015_1898449979" text:style-name="Index_20_Link" text:visited-style-name="Index_20_Link">2. Secure shared memory no fstab<text:tab/>5</text:a></text:p>
          <text:p text:style-name="P193"><text:a xlink:type="simple" xlink:href="#__RefHeading___Toc1017_1898449979" text:style-name="Index_20_Link" text:visited-style-name="Index_20_Link">3. Reforçar a segurança do SSH<text:tab/>5</text:a></text:p>
          <text:p text:style-name="P193"><text:a xlink:type="simple" xlink:href="#__RefHeading___Toc1021_1898449979" text:style-name="Index_20_Link" text:visited-style-name="Index_20_Link">4. Reforçar a segurança da rede configurando o sysctl<text:tab/>7</text:a></text:p>
          <text:p text:style-name="P193"><text:a xlink:type="simple" xlink:href="#__RefHeading___Toc1023_1898449979" text:style-name="Index_20_Link" text:visited-style-name="Index_20_Link">5. Prevenir IP Spoofing<text:tab/>8</text:a></text:p>
          <text:p text:style-name="P193"><text:a xlink:type="simple" xlink:href="#__RefHeading___Toc1025_1898449979" text:style-name="Index_20_Link" text:visited-style-name="Index_20_Link">6. Reforçar a segurança do PHP<text:tab/>8</text:a></text:p>
          <text:p text:style-name="P193"><text:a xlink:type="simple" xlink:href="#__RefHeading___Toc1027_1898449979" text:style-name="Index_20_Link" text:visited-style-name="Index_20_Link">7. Restringir informações mostradas do Apache<text:tab/>9</text:a></text:p>
          <text:p text:style-name="P193"><text:a xlink:type="simple" xlink:href="#__RefHeading___Toc1029_1898449979" text:style-name="Index_20_Link" text:visited-style-name="Index_20_Link">8. Instalar e Configurar ModSecurity e ModEvasive<text:tab/>10</text:a></text:p>
          <text:p text:style-name="P193"><text:a xlink:type="simple" xlink:href="#__RefHeading___Toc1031_1898449979" text:style-name="Index_20_Link" text:visited-style-name="Index_20_Link">9. Scannear logs e banir hosts suspeitos<text:tab/>14</text:a></text:p>
          <text:p text:style-name="P193"><text:a xlink:type="simple" xlink:href="#__RefHeading___Toc1033_1898449979" text:style-name="Index_20_Link" text:visited-style-name="Index_20_Link">10. Detectar Intrusões – PSAD<text:tab/>15</text:a></text:p>
          <text:p text:style-name="P193"><text:a xlink:type="simple" xlink:href="#__RefHeading___Toc1035_1898449979" text:style-name="Index_20_Link" text:visited-style-name="Index_20_Link">11. Checar por RootKits – RKHunter e CHKRootKit<text:tab/>16</text:a></text:p>
          <text:p text:style-name="P193"><text:a xlink:type="simple" xlink:href="#__RefHeading___Toc1037_1898449979" text:style-name="Index_20_Link" text:visited-style-name="Index_20_Link">12 Varrendo portas abertas com Nmap<text:tab/>16</text:a></text:p>
          <text:p text:style-name="P193"><text:a xlink:type="simple" xlink:href="#__RefHeading___Toc1041_1898449979" text:style-name="Index_20_Link" text:visited-style-name="Index_20_Link">13. Instalar e configurar o Apparmor<text:tab/>17</text:a></text:p>
          <text:p text:style-name="P193"><text:a xlink:type="simple" xlink:href="#__RefHeading___Toc1043_1898449979" text:style-name="Index_20_Link" text:visited-style-name="Index_20_Link">14. Auditar segurança do sistema com Tiger e Tripwire<text:tab/>17</text:a></text:p>
          <text:p text:style-name="P193"><text:a xlink:type="simple" xlink:href="#__RefHeading___Toc1045_1898449979" text:style-name="Index_20_Link" text:visited-style-name="Index_20_Link">15. Atualizar a disribuição<text:tab/>18</text:a></text:p>
          <text:p text:style-name="P193"><text:a xlink:type="simple" xlink:href="#__RefHeading___Toc1047_1898449979" text:style-name="Index_20_Link" text:visited-style-name="Index_20_Link">16. Usar Senhas Fortes<text:tab/>19</text:a></text:p>
          <text:p text:style-name="P193"><text:a xlink:type="simple" xlink:href="#__RefHeading___Toc3433_1641853672" text:style-name="Index_20_Link" text:visited-style-name="Index_20_Link">17. Melhorando a segurança de sites com Joomla<text:tab/>19</text:a></text:p>
          <text:p text:style-name="P193"><text:a xlink:type="simple" xlink:href="#__RefHeading___Toc3435_1641853672" text:style-name="Index_20_Link" text:visited-style-name="Index_20_Link">18. Melhorar a segurança no Desktop<text:tab/>19</text:a></text:p>
          <text:p text:style-name="P193"><text:a xlink:type="simple" xlink:href="#__RefHeading___Toc3826_355400364" text:style-name="Index_20_Link" text:visited-style-name="Index_20_Link">19. Melhorando a Segurança do MySQL<text:tab/>20</text:a></text:p>
          <text:p text:style-name="P193"><text:a xlink:type="simple" xlink:href="#__RefHeading___Toc3955_2081193971" text:style-name="Index_20_Link" text:visited-style-name="Index_20_Link">20. Melhorando a segurança com Lynis<text:tab/>21</text:a></text:p>
          <text:p text:style-name="P193"><text:a xlink:type="simple" xlink:href="#__RefHeading___Toc5709_359130499" text:style-name="Index_20_Link" text:visited-style-name="Index_20_Link">21. Cuidados Extras<text:tab/>22</text:a></text:p>
        </text:index-body>
      </text:table-of-content>
      <text:p text:style-name="P84"/>
      <text:p text:style-name="P84"/>
      <text:p text:style-name="P142"/>
      <text:p text:style-name="P140">Requi<text:span text:style-name="T3">sitos</text:span>:</text:p>
      <text:p text:style-name="P150"><text:span text:style-name="T121">I</text:span>nstalar o <text:span text:style-name="T120">CentOS</text:span> <text:span text:style-name="T121">7</text:span></text:p>
      <text:p text:style-name="P150"><text:span text:style-name="T121">A</text:span>tualiza<text:span text:style-name="T3">r, </text:span></text:p>
      <text:p text:style-name="P150"><text:span text:style-name="T121">Fazer upgrade</text:span> </text:p>
      <text:p text:style-name="P153">reboot</text:p>
      <text:p text:style-name="P150"><text:span text:style-name="T121">I</text:span>nstala<text:span text:style-name="T120">r</text:span> o LAMP </text:p>
      <text:p text:style-name="P151">adduser ribafs</text:p>
      <text:p text:style-name="P151">passwd ribafs</text:p>
      <text:p text:style-name="P151">usermod -a -G wheel ribafs</text:p>
      <text:p text:style-name="P152">mkdir /home/ribafs/backup</text:p>
      <text:p text:style-name="P150"><text:span text:style-name="T121">I</text:span>mplementemos a segurança, para estar usando o servidor de forma mais segura.</text:p>
      <text:p text:style-name="P144"/>
      <text:h text:style-name="Heading_20_1" text:outline-level="1"><text:bookmark-start text:name="__RefHeading___Toc5707_359130499"/>0. Cuidados Iniciais<text:bookmark-end text:name="__RefHeading___Toc5707_359130499"/></text:h>
      <text:p text:style-name="P144">Selecionar uma distribuição desejada e adequada para a finalidade.</text:p>
      <text:p text:style-name="P145">Faça a instalação</text:p>
      <text:p text:style-name="P145">Efetue login e atualiz<text:span text:style-name="T113">e a distribuição</text:span> em seguida. <text:span text:style-name="T113">Ao final efetue um reboot.</text:span></text:p>
      <text:p text:style-name="P149">Evite instalar pacotes para desenvolvimento como gcc, make, etc.</text:p>
      <text:p text:style-name="P149">Evite instalar repositórios instáveis.</text:p>
      <text:p text:style-name="P145">Para forçar a memória, <text:span text:style-name="T116">logo após a configuração final do servidor,</text:span> já crie um backup ou snapshot d<text:span text:style-name="T122">o mesmo</text:span> e fique atento para criar outro <text:span text:style-name="T122">backup</text:span> logo que o servidor esteja concluído e bem configurado.</text:p>
      <text:p text:style-name="P146">Agora <text:span text:style-name="T117">(logo após a instalação do nginx, mysql e php)</text:span> é uma boa hora <text:span text:style-name="T122">para</text:span> efetuar uma cópia dos scripts de configuração originais <text:span text:style-name="T122">que estão funcionando</text:span>. Para em caso de problema restaurar <text:span text:style-name="T122">este</text:span> script <text:span text:style-name="T122">que funciona</text:span> para que volte a funcionar. Guarde uma cópia no diretório /home/<text:span text:style-name="T122">seuuser/backup</text:span> do usuário que irá administrar o servidor:</text:p>
      <text:p text:style-name="Standard">- <text:span text:style-name="T123">nginx</text:span>.conf <text:span text:style-name="T123">e </text:span>def<text:span text:style-name="T123">ault</text:span>.conf</text:p>
      <text:p text:style-name="Standard">- php.ini <text:span text:style-name="T123">e php-fpm.ini</text:span></text:p>
      <text:p text:style-name="Standard">...</text:p>
      <text:p text:style-name="Standard"/>
      <text:p text:style-name="P8">Backup local do Servidor</text:p>
      <text:p text:style-name="P115">Uma boa ideia é ter uma box no Vagrant do <text:span text:style-name="T124">CentOS 7 x64</text:span> em seu desktop, sendo cópia fiel e original do servidor localmente, <text:span text:style-name="T124">com todos os pacotes do servidor para ter uma cópia fiel do servidor em seu desktop. Em caso de problema no servidor poderá resolver com uma cópia do script do desktop.</text:span></text:p>
      <text:p text:style-name="P115"/>
      <text:p text:style-name="P19"/>
      <text:p text:style-name="P141">Primeira Atualização</text:p>
      <text:p text:style-name="P135"/>
      <text:p text:style-name="P133">yum update</text:p>
      <text:p text:style-name="P134">reboot</text:p>
      <text:p text:style-name="P118"/>
      <text:p text:style-name="P115"/>
      <text:p text:style-name="P16">Gerenciador de Arquivos Modo Texto</text:p>
      <text:p text:style-name="P116">Uma boa pedida é instalar o gerenciador de arquivos modo texto mc:</text:p>
      <text:p text:style-name="P116"/>
      <text:p text:style-name="P117"/>
      <text:p text:style-name="P116"><text:span text:style-name="T124">yum</text:span> install mc</text:p>
      <text:p text:style-name="P116"/>
      <text:p text:style-name="P17">No centos instale o unzip:</text:p>
      <text:p text:style-name="P130"/>
      <text:p text:style-name="P130">yum install unzip</text:p>
      <text:p text:style-name="P136">yum install net-tools</text:p>
      <text:p text:style-name="P116"/>
      <text:p text:style-name="P16"/>
      <text:p text:style-name="P18">Backup Regular</text:p>
      <text:p text:style-name="P119">Efetuar backup com frequência de tudo que tem no servidor, especialmente após alterações:</text:p>
      <text:p text:style-name="P119">- sites</text:p>
      <text:p text:style-name="P119">- aplicativos</text:p>
      <text:p text:style-name="P119">- arquivos</text:p>
      <text:p text:style-name="P119"/>
      <text:p text:style-name="P9">Ajustar Fuso Horário</text:p>
      <text:p text:style-name="P120"/>
      <text:p text:style-name="P120">Mudar fuso horário para America/Fortaleza <text:span text:style-name="T114">(no meu caso)</text:span></text:p>
      <text:p text:style-name="P131"/>
      <text:p text:style-name="P131">timedatectl set-timezone America/Fortaleza</text:p>
      <text:p text:style-name="P120"/>
      <text:p text:style-name="P15">Verificar timezona</text:p>
      <text:p text:style-name="P132">timedatectl</text:p>
      <text:p text:style-name="P132"/>
      <text:p text:style-name="P132">ou</text:p>
      <text:p text:style-name="P132">timedatectl list-timezones</text:p>
      <text:p text:style-name="P120"/>
      <text:p text:style-name="P10">Monitorar arquivos modificados</text:p>
      <text:p text:style-name="P122">find /var/www/html -type f -ctime -1 -exec ls -ls {} \;</text:p>
      <text:p text:style-name="P122"/>
      <text:p text:style-name="P122">Podemos colocar no cron para que seja executado a cada madrugada e nos envie um e-mail.</text:p>
      <text:p text:style-name="P122"/>
      <text:p text:style-name="P10">Procurar arquivos com 666</text:p>
      <text:p text:style-name="P122">find /var/www/html -xdev -perm +o=w ! \( -type d -perm +o=t \) ! -type l -print</text:p>
      <text:p text:style-name="P122"/>
      <text:p text:style-name="P10">Procurar diretórios com 777</text:p>
      <text:p text:style-name="P122">find /var/www/html -type d -perm -o+w -exec ls -ld {} \;</text:p>
      <text:p text:style-name="P122"/>
      <text:p text:style-name="P122">Procurar contas sem senha</text:p>
      <text:p text:style-name="P122">awk -F: '($2 == "") {print}' /etc/shadow</text:p>
      <text:p text:style-name="P122"/>
      <text:p text:style-name="P11"><text:soft-page-break/>Limpar cache de RAM</text:p>
      <text:p text:style-name="P123"/>
      <text:p text:style-name="P123">Criar um script para rodar com mais praticidade</text:p>
      <text:p text:style-name="P123"/>
      <text:p text:style-name="P124">Executar antes free -m e após executar o script para comparar os valores.<text:tab/></text:p>
      <text:p text:style-name="P123"/>
      <text:p text:style-name="P123">sudo nano /usr/local/bin/m</text:p>
      <text:p text:style-name="P123">sudo sysctl -w vm.drop_caches=3</text:p>
      <text:p text:style-name="P123"/>
      <text:p text:style-name="P123">sudo chmod +x /usr/local/bin/m</text:p>
      <text:p text:style-name="P123"/>
      <text:p text:style-name="P123">Rodar:</text:p>
      <text:p text:style-name="P123">sudo m</text:p>
      <text:p text:style-name="P122"/>
      <text:p text:style-name="P122"/>
      <text:p text:style-name="P143">Adicionar partição de Swap</text:p>
      <text:p text:style-name="P148">Adicionar partição de swap com 2GB</text:p>
      <text:p text:style-name="P147">dd if=/dev/zero of=/swapfile bs=1M count=2048</text:p>
      <text:p text:style-name="P147">mkswap /swapfile</text:p>
      <text:p text:style-name="P147">swapon /swapfile</text:p>
      <text:p text:style-name="P147">Adicionar ao fstab</text:p>
      <text:p text:style-name="P147">nano /etc/fstab</text:p>
      <text:p text:style-name="P147">/swapfile<text:tab/>swap<text:tab/>swap<text:tab/>defaults<text:tab/>0<text:tab/>0</text:p>
      <text:p text:style-name="P147">Testar</text:p>
      <text:p text:style-name="P147">free -m</text:p>
      <text:h text:style-name="Heading_20_1" text:outline-level="1"><text:bookmark-start text:name="__RefHeading___Toc3431_1641853672"/>1. Habilitação e Configura<text:span text:style-name="T125">r firewall com ufw</text:span><text:bookmark-end text:name="__RefHeading___Toc3431_1641853672"/></text:h>
      <text:p text:style-name="Standard"><text:span text:style-name="Strong_20_Emphasis"><text:span text:style-name="T14">iptables -L</text:span></text:span></text:p>
      <text:p text:style-name="Standard"><text:span text:style-name="Strong_20_Emphasis"><text:span text:style-name="T14"/></text:span></text:p>
      <text:p text:style-name="P137"><text:span text:style-name="Strong_20_Emphasis"><text:span text:style-name="T73">Ver arquivo texto com...</text:span></text:span></text:p>
      <text:p text:style-name="Standard"><text:span text:style-name="Strong_20_Emphasis"><text:span text:style-name="T110"/></text:span></text:p>
      <text:h text:style-name="Heading_20_1" text:outline-level="1"><text:bookmark-start text:name="__RefHeading___Toc1015_1898449979"/><text:span text:style-name="Strong_20_Emphasis"><text:span text:style-name="T4">2. </text:span></text:span><text:span text:style-name="Strong_20_Emphasis">Secure shared memory</text:span> <text:span text:style-name="T1">no</text:span> fstab<text:bookmark-end text:name="__RefHeading___Toc1015_1898449979"/></text:h>
      <text:p text:style-name="P154">Edite o fstab e adicione a linha ao final. Somente após o reboot terá efeito:</text:p>
      <text:p text:style-name="P154"/>
      <text:p text:style-name="P154">nano /etc/fstab</text:p>
      <text:p text:style-name="P183"><text:span text:style-name="T7">tmpfs <text:s text:c="4"/></text:span><text:span text:style-name="Strong_20_Emphasis"><text:span text:style-name="T7">/run/shm</text:span></text:span><text:span text:style-name="T7"> </text:span><text:span text:style-name="T5"><text:s text:c="4"/>tmpfs <text:s text:c="4"/>defaults,noexec,nosuid <text:s text:c="4"/>0 <text:s text:c="4"/>0</text:span></text:p>
      <text:p text:style-name="P191"/>
      <text:h text:style-name="P199" text:outline-level="1"/>
      <text:h text:style-name="P201" text:outline-level="1"><text:bookmark-start text:name="__RefHeading___Toc1017_1898449979"/><text:span text:style-name="T8">3. </text:span><text:span text:style-name="Strong_20_Emphasis"><text:span text:style-name="T9">Reforçar a segurança do </text:span></text:span><text:span text:style-name="Strong_20_Emphasis"><text:span text:style-name="T8">SSH</text:span></text:span><text:bookmark-end text:name="__RefHeading___Toc1017_1898449979"/></text:h>
      <text:p text:style-name="Standard">Vamos otimizar a configuração do SSH:</text:p>
      <text:p text:style-name="Standard"/>
      <text:p text:style-name="P3">Adicionar usuário administrador</text:p>
      <text:p text:style-name="Standard">Adicionar um usuário que gerenciará o computador com sudo e que será o único a acessar via ssh:</text:p>
      <text:p text:style-name="Standard"/>
      <text:p text:style-name="P23">sudo su</text:p>
      <text:p text:style-name="P23">adduser nomeuser<text:tab/><text:tab/><text:span text:style-name="T10"># Troque nomeuser pelo login desejado</text:span></text:p>
      <text:p text:style-name="P23">adduser nomeuser admin<text:tab/><text:span text:style-name="T115"># No Debian o grupo admin precisa ser criado</text:span></text:p>
      <text:p text:style-name="P23"/>
      <text:p text:style-name="P182"><text:span text:style-name="Source_20_Text">usermod -aG wheel </text:span><text:span text:style-name="Source_20_Text"><text:span text:style-name="T130">nomeuser</text:span></text:span></text:p>
      <text:p text:style-name="P182"><text:span text:style-name="Source_20_Text"/></text:p>
      <text:p text:style-name="P23">nano /etc/sudoers</text:p>
      <text:p text:style-name="P23"/>
      <text:p text:style-name="P25">Adicione a linha a seguir abaixo da linha do root</text:p>
      <text:p text:style-name="P23">nomeuser ALL=(ALL) NOPASSWD:ALL</text:p>
      <text:p text:style-name="P23"/>
      <text:p text:style-name="P23">su - nomeuser</text:p>
      <text:p text:style-name="P23">mkdir .ssh</text:p>
      <text:p text:style-name="P23">chmod 700 .ssh</text:p>
      <text:p text:style-name="P23">cd .ssh</text:p>
      <text:p text:style-name="P23">ssh-keygen -b 1024 -f id_nomeuser -t dsa (Enter 2 vezes)</text:p>
      <text:p text:style-name="P23">cat ../.ssh/id_nomeuser*.pub &gt; ../.ssh/authorized_keys</text:p>
      <text:p text:style-name="P23"><text:tab/></text:p>
      <text:p text:style-name="P23">exit<text:tab/></text:p>
      <text:p text:style-name="P23"/>
      <text:p text:style-name="P23">Escolha uma porta alta, como a <text:span text:style-name="T11">10</text:span>522 ou <text:span text:style-name="T11">mais alta</text:span></text:p>
      <text:p text:style-name="P23"/>
      <text:p text:style-name="P23">Agora já podemos sanear o SSH:</text:p>
      <text:p text:style-name="P23"/>
      <text:p text:style-name="P23">nano /etc/ssh/sshd_config</text:p>
      <text:p text:style-name="P23"/>
      <text:p text:style-name="P25">#Faça as alterações abaixo:</text:p>
      <text:p text:style-name="P23">Port 65522</text:p>
      <text:p text:style-name="P24">LoginGraceTime 30 # reduzir tempo do timeout</text:p>
      <text:p text:style-name="P23">PasswordAuthentication yes</text:p>
      <text:p text:style-name="P23">AllowUsers nomeuser root</text:p>
      <text:p text:style-name="P23"/>
      <text:p text:style-name="P23">service ssh<text:span text:style-name="T126">d</text:span> restart</text:p>
      <text:p text:style-name="P23">exit</text:p>
      <text:p text:style-name="P25">Veja que mantive o acesso ao root. Mas após o primeiro acesso com o nomeuser e sentir segurança então remove o root da linha AllowUsers, além disso mudar no sshd_config a linha:</text:p>
      <text:p text:style-name="P26"/>
      <text:p text:style-name="P27">PermitRootLogin no</text:p>
      <text:p text:style-name="P28"/>
      <text:p text:style-name="P28">E reinic<text:span text:style-name="T12">i</text:span>ar o ssh</text:p>
      <text:p text:style-name="P28"/>
      <text:p text:style-name="P29">Experimente agora conectar com o root. </text:p>
      <text:p text:style-name="P14"/>
      <text:p text:style-name="P14"><text:soft-page-break/>Gere as chaves do SSH em seu micro desktop com:</text:p>
      <text:p text:style-name="P192">ssh-keygen -t rsa -b 4096</text:p>
      <text:p text:style-name="Standard">Apenas tecle Enter duas vezes</text:p>
      <text:p text:style-name="Standard"/>
      <text:p text:style-name="Standard"><text:span text:style-name="T5">Então copie sua chave para o servidor, para que possa conectar sem digitar a senha. Na primeira vez te pedirá a senha </text:span><text:span text:style-name="T6">mas sua senha do desktop</text:span><text:span text:style-name="T5">, mas memorizará e não mais pedirá. Assim ficará mais seguro.</text:span></text:p>
      <text:p text:style-name="P85"/>
      <text:p text:style-name="Standard">ssh-copy-id <text:span text:style-name="T127">ribafs</text:span>@ip_<text:span text:style-name="T127">servidor</text:span> -p <text:span text:style-name="T13">10</text:span>522</text:p>
      <text:p text:style-name="Standard"/>
      <text:p text:style-name="P30">Mesmo com scp não pedirá senha.</text:p>
      <text:p text:style-name="P30"/>
      <text:p text:style-name="P4"/>
      <text:p text:style-name="P4">Sugestão - Criar um script para conectar:</text:p>
      <text:p text:style-name="P30"/>
      <text:p text:style-name="P30">sudo nano /usr/local/bin/docean</text:p>
      <text:p text:style-name="P30"/>
      <text:p text:style-name="P30">ssh -p 65522 ribafs@128.199.63.251</text:p>
      <text:p text:style-name="P30"/>
      <text:p text:style-name="P30">sudo chmod +x /usr/local/bin/docean</text:p>
      <text:p text:style-name="P30"/>
      <text:p text:style-name="P30">Conecte com</text:p>
      <text:p text:style-name="P30">docean</text:p>
      <text:p text:style-name="P7"/>
      <text:p text:style-name="P7">Monitorar login do root</text:p>
      <text:p text:style-name="P87"/>
      <text:p text:style-name="P87">sudo <text:span text:style-name="T128">yum</text:span> install mail<text:span text:style-name="T128">x</text:span></text:p>
      <text:p text:style-name="P87"/>
      <text:p text:style-name="P87">Adicione ao início do script .bashrc do root:</text:p>
      <text:p text:style-name="P87">nano /root/.bashrc</text:p>
      <text:p text:style-name="P87"/>
      <text:p text:style-name="P88"><text:span text:style-name="T107">echo -e "Acesso ao shell do Root em `tty` \n `w`" | mail -s "Alerta: Acesso do root" </text:span><text:a xlink:type="simple" xlink:href="mailto:ribafs@gmail.com" text:style-name="Internet_20_link" text:visited-style-name="Visited_20_Internet_20_Link"><text:span text:style-name="T107">ribafs@gmail.com</text:span></text:a></text:p>
      <text:p text:style-name="P88"/>
      <text:p text:style-name="P20">OBS.: para envio de e-mail precisa de solicitar do suporte a liberação. Problema de spam.</text:p>
      <text:p text:style-name="P20"/>
      <text:p text:style-name="P21">Notificação de acesso via ssh pelo ribafs</text:p>
      <text:p text:style-name="P89"/>
      <text:p text:style-name="P89">cd /home/ribafs</text:p>
      <text:p text:style-name="P89">nano .bashrc</text:p>
      <text:p text:style-name="P89">echo 'ALERT - Root Shell Access (ServerName) on:' `date` `who` | mail -s "Alert: Root Access from `who | cut -d'(' -f2 | cut -d')' -f1`" ribafs@gmail.com</text:p>
      <text:p text:style-name="Text_20_body"/>
      <text:p text:style-name="Text_20_body"/>
      <text:h text:style-name="P198" text:outline-level="1"/>
      <text:h text:style-name="P201" text:outline-level="1"><text:bookmark-start text:name="__RefHeading___Toc1021_1898449979"/><text:span text:style-name="T128">4</text:span>. <text:span text:style-name="T2">Reforçar a segurança da rede configurando o</text:span> <text:span text:style-name="Strong_20_Emphasis">sysctl</text:span><text:bookmark-end text:name="__RefHeading___Toc1021_1898449979"/></text:h>
      <text:p text:style-name="P32"><text:span text:style-name="Strong_20_Emphasis"/></text:p>
      <text:p text:style-name="P31"><text:span text:style-name="Strong_20_Emphasis"><text:span text:style-name="T14">Para prevenir fontes de roteamento de pacotes de entrada e logs de IPs malformados</text:span></text:span></text:p>
      <text:p text:style-name="P31"><text:span text:style-name="Strong_20_Emphasis"/></text:p>
      <text:p text:style-name="P31"><text:span text:style-name="Strong_20_Emphasis"><text:span text:style-name="T14">sudo nano /etc/sysctl.conf</text:span></text:span></text:p>
      <text:p text:style-name="P31"><text:span text:style-name="Strong_20_Emphasis"><text:span text:style-name="T14"/></text:span></text:p>
      <text:p text:style-name="P31"><text:span text:style-name="Strong_20_Emphasis"><text:span text:style-name="T14">Descomente</text:span></text:span></text:p>
      <text:p text:style-name="P31"><text:span text:style-name="Strong_20_Emphasis"><text:span text:style-name="T14"/></text:span></text:p>
      <text:p text:style-name="P171"><text:span text:style-name="Strong_20_Emphasis"><text:span text:style-name="T5"># IP Spoofing protection</text:span></text:span></text:p>
      <text:p text:style-name="P163">net.ipv4.conf.all.rp_filter = 1</text:p>
      <text:p text:style-name="P156"><text:span text:style-name="Strong_20_Emphasis"><text:span text:style-name="T7">net.ipv4.conf.default.rp_filter = 1</text:span></text:span></text:p>
      <text:p text:style-name="P31"><text:span text:style-name="Strong_20_Emphasis"><text:span text:style-name="T14"/></text:span></text:p>
      <text:p text:style-name="P172"><text:span text:style-name="Strong_20_Emphasis"><text:span text:style-name="T5"># Disable source packet routing</text:span></text:span></text:p>
      <text:p text:style-name="P164">net.ipv4.conf.all.accept_source_route = 0</text:p>
      <text:p text:style-name="P164">net.ipv6.conf.all.accept_source_route = 0 </text:p>
      <text:p text:style-name="P157"><text:span text:style-name="Strong_20_Emphasis"><text:span text:style-name="T7"/></text:span></text:p>
      <text:p text:style-name="P174"><text:span text:style-name="Strong_20_Emphasis"><text:span text:style-name="T5"># Block SYN attacks</text:span></text:span></text:p>
      <text:p text:style-name="P165">net.ipv4.tcp_syncookies = 1</text:p>
      <text:p text:style-name="P165"/>
      <text:p text:style-name="P175"><text:span text:style-name="Strong_20_Emphasis"><text:span text:style-name="T5"># Log Martians</text:span></text:span></text:p>
      <text:p text:style-name="P166">net.ipv4.conf.all.log_martians = 1</text:p>
      <text:p text:style-name="P155"><text:span text:style-name="Strong_20_Emphasis"><text:span text:style-name="T14"/></text:span></text:p>
      <text:p text:style-name="P155"><text:span text:style-name="Strong_20_Emphasis"><text:span text:style-name="T14"/></text:span></text:p>
      <text:p text:style-name="P31"><text:span text:style-name="Strong_20_Emphasis"><text:span text:style-name="T78">Adicione ao final:</text:span></text:span></text:p>
      <text:p text:style-name="P31"><text:span text:style-name="Strong_20_Emphasis"><text:span text:style-name="T14"/></text:span></text:p>
      <text:p text:style-name="P180"><text:span text:style-name="Strong_20_Emphasis"><text:span text:style-name="T5"># Ignore send redirects</text:span></text:span></text:p>
      <text:p text:style-name="P170">net.ipv4.conf.all.send_redirects = 0</text:p>
      <text:p text:style-name="P162"><text:span text:style-name="Strong_20_Emphasis"><text:span text:style-name="T7"/></text:span></text:p>
      <text:p text:style-name="P171"><text:span text:style-name="Strong_20_Emphasis"><text:span text:style-name="T5"># Ignore ICMP broadcast requests</text:span></text:span></text:p>
      <text:p text:style-name="P156"><text:span text:style-name="Strong_20_Emphasis"><text:span text:style-name="T14">net.ipv4.icmp_echo_ignore_broadcasts = 1</text:span></text:span></text:p>
      <text:p text:style-name="P156"><text:span text:style-name="Strong_20_Emphasis"><text:span text:style-name="T7"/></text:span></text:p>
      <text:p text:style-name="P172"><text:span text:style-name="Strong_20_Emphasis"><text:span text:style-name="T5"># Disable source packet routing</text:span></text:span></text:p>
      <text:p text:style-name="P164">net.ipv4.conf.default.accept_source_route = 0</text:p>
      <text:p text:style-name="P157"><text:span text:style-name="Strong_20_Emphasis"><text:span text:style-name="T14">net.ipv6.conf.default.accept_source_route = 0</text:span></text:span></text:p>
      <text:p text:style-name="P157"><text:span text:style-name="Strong_20_Emphasis"><text:span text:style-name="T7"/></text:span></text:p>
      <text:p text:style-name="P173"><text:span text:style-name="Strong_20_Emphasis"><text:span text:style-name="T5"># Ignore send redirects</text:span></text:span></text:p>
      <text:p text:style-name="P158"><text:span text:style-name="Strong_20_Emphasis"><text:span text:style-name="T14">net.ipv4.conf.default.send_redirects = 0</text:span></text:span></text:p>
      <text:p text:style-name="P158"><text:span text:style-name="Strong_20_Emphasis"><text:span text:style-name="T14"/></text:span></text:p>
      <text:p text:style-name="P174"><text:span text:style-name="Strong_20_Emphasis"><text:span text:style-name="T5"># Block SYN attacks</text:span></text:span></text:p>
      <text:p text:style-name="P165">net.ipv4.tcp_max_syn_backlog = 2048</text:p>
      <text:p text:style-name="P165">net.ipv4.tcp_synack_retries = 2</text:p>
      <text:p text:style-name="P165">net.ipv4.tcp_syn_retries = 5</text:p>
      <text:p text:style-name="P159"><text:span text:style-name="Strong_20_Emphasis"><text:span text:style-name="T14"/></text:span></text:p>
      <text:p text:style-name="P175"><text:span text:style-name="Strong_20_Emphasis"><text:span text:style-name="T5"># Log Martians</text:span></text:span></text:p>
      <text:p text:style-name="P166">net.ipv4.icmp_ignore_bogus_error_responses = 1</text:p>
      <text:p text:style-name="P160"><text:span text:style-name="Strong_20_Emphasis"><text:span text:style-name="T14"/></text:span></text:p>
      <text:p text:style-name="P176"><text:span text:style-name="Strong_20_Emphasis"><text:span text:style-name="T5"># Ignore ICMP redirects</text:span></text:span></text:p>
      <text:p text:style-name="P167">net.ipv4.conf.all.accept_redirects = 0</text:p>
      <text:p text:style-name="P167">net.ipv6.conf.all.accept_redirects = 0</text:p>
      <text:p text:style-name="P167">net.ipv4.conf.default.accept_redirects = 0 </text:p>
      <text:p text:style-name="P167">net.ipv6.conf.default.accept_redirects = 0</text:p>
      <text:p text:style-name="P161"><text:span text:style-name="Strong_20_Emphasis"><text:span text:style-name="T14"/></text:span></text:p>
      <text:p text:style-name="P177"><text:span text:style-name="Strong_20_Emphasis"><text:span text:style-name="T5"># Ignore Directed pings</text:span></text:span></text:p>
      <text:p text:style-name="P184"><text:span text:style-name="Strong_20_Emphasis"><text:span text:style-name="T14">net.ipv4.icmp_echo_ignore_all = 1</text:span></text:span></text:p>
      <text:p text:style-name="P185"><text:span text:style-name="Strong_20_Emphasis"><text:span text:style-name="T15">Reiniciar</text:span></text:span></text:p>
      <text:p text:style-name="P185"><text:soft-page-break/><text:span text:style-name="Strong_20_Emphasis"><text:span text:style-name="T15">sudo sysctl -p</text:span></text:span></text:p>
      <text:p text:style-name="P185"><text:span text:style-name="Strong_20_Emphasis"><text:span text:style-name="T15"/></text:span></text:p>
      <text:h text:style-name="Heading_20_1" text:outline-level="1"><text:bookmark-start text:name="__RefHeading___Toc1023_1898449979"/><text:span text:style-name="Strong_20_Emphasis"><text:span text:style-name="T92">5</text:span></text:span><text:span text:style-name="Strong_20_Emphasis"><text:span text:style-name="T79">. Prevenir IP Spoofing</text:span></text:span><text:bookmark-end text:name="__RefHeading___Toc1023_1898449979"/></text:h>
      <text:p text:style-name="P138"><text:span text:style-name="Strong_20_Emphasis"><text:span text:style-name="T14">Edite o </text:span></text:span></text:p>
      <text:p text:style-name="P138"><text:span text:style-name="Strong_20_Emphasis"><text:span text:style-name="T14"/></text:span></text:p>
      <text:p text:style-name="P138"><text:span text:style-name="Strong_20_Emphasis"><text:span text:style-name="T74">nano </text:span></text:span><text:span text:style-name="Strong_20_Emphasis"><text:span text:style-name="T14">/etc/host.conf</text:span></text:span></text:p>
      <text:p text:style-name="Standard"><text:span text:style-name="Strong_20_Emphasis"><text:span text:style-name="T14">E deixe </text:span></text:span><text:span text:style-name="Strong_20_Emphasis"><text:span text:style-name="T16">seu conteúdo </text:span></text:span><text:span text:style-name="Strong_20_Emphasis"><text:span text:style-name="T14">assim:</text:span></text:span></text:p>
      <text:p text:style-name="Standard"><text:span text:style-name="Strong_20_Emphasis"><text:span text:style-name="T14"/></text:span></text:p>
      <text:p text:style-name="Standard"><text:span text:style-name="Strong_20_Emphasis"><text:span text:style-name="T93">order bind,hosts</text:span></text:span></text:p>
      <text:p text:style-name="Standard"><text:span text:style-name="Strong_20_Emphasis"><text:span text:style-name="T93">multi on</text:span></text:span></text:p>
      <text:p text:style-name="Standard"><text:span text:style-name="Strong_20_Emphasis"><text:span text:style-name="T93">nospoof on</text:span></text:span></text:p>
      <text:p text:style-name="Standard"><text:span text:style-name="Strong_20_Emphasis"><text:span text:style-name="T93"/></text:span></text:p>
      <text:p text:style-name="Standard"><text:span text:style-name="Strong_20_Emphasis"><text:span text:style-name="T14"/></text:span></text:p>
      <text:h text:style-name="Heading_20_1" text:outline-level="1"><text:bookmark-start text:name="__RefHeading___Toc1025_1898449979"/><text:span text:style-name="Strong_20_Emphasis"><text:span text:style-name="T129">6</text:span></text:span><text:span text:style-name="Strong_20_Emphasis">. Reforçar a segurança do PHP</text:span><text:bookmark-end text:name="__RefHeading___Toc1025_1898449979"/></text:h>
      <text:p text:style-name="P33"><text:span text:style-name="Strong_20_Emphasis"/></text:p>
      <text:p text:style-name="P33"><text:span text:style-name="Strong_20_Emphasis"><text:span text:style-name="T16">Uma boa forma de melhorar a segurança do php é instalando o phpsecinfo:</text:span></text:span></text:p>
      <text:p text:style-name="P38"><text:a xlink:type="simple" xlink:href="https://github.com/funkatron/phpsecinfo" text:style-name="Internet_20_link" text:visited-style-name="Visited_20_Internet_20_Link"><text:span text:style-name="Strong_20_Emphasis"><text:span text:style-name="T18">https://github.com/funkatron/phpsecinfo</text:span></text:span></text:a><text:span text:style-name="Strong_20_Emphasis"><text:span text:style-name="T18"> </text:span></text:span></text:p>
      <text:p text:style-name="P33"><text:a xlink:type="simple" xlink:href="http://phpsec.org/projects/phpsecinfo/" text:style-name="Internet_20_link" text:visited-style-name="Visited_20_Internet_20_Link"><text:span text:style-name="Strong_20_Emphasis"><text:span text:style-name="T16">http://phpsec.org/projects/phpsecinfo/</text:span></text:span></text:a></text:p>
      <text:p text:style-name="P33"><text:span text:style-name="Strong_20_Emphasis"><text:span text:style-name="T16"/></text:span></text:p>
      <text:p text:style-name="P33"><text:span text:style-name="Strong_20_Emphasis"><text:span text:style-name="T16">E corrigir os erros apontados com as respectivas recomendações.</text:span></text:span></text:p>
      <text:p text:style-name="P33"><text:span text:style-name="Strong_20_Emphasis"><text:span text:style-name="T16"/></text:span></text:p>
      <text:p text:style-name="P33"><text:span text:style-name="Strong_20_Emphasis"><text:span text:style-name="T16">Algumas sugestões para reforçar a segurança do PHP:</text:span></text:span></text:p>
      <text:p text:style-name="P33"><text:span text:style-name="Strong_20_Emphasis"><text:span text:style-name="T16"/></text:span></text:p>
      <text:p text:style-name="P33"><text:span text:style-name="Strong_20_Emphasis"><text:span text:style-name="T16">edite o php.ini e faça as alterações:</text:span></text:span></text:p>
      <text:p text:style-name="P33"><text:span text:style-name="Strong_20_Emphasis"><text:span text:style-name="T16"/></text:span></text:p>
      <text:p text:style-name="P33"><text:span text:style-name="Strong_20_Emphasis"><text:span text:style-name="T94">nano /etc/php.ini</text:span></text:span></text:p>
      <text:p text:style-name="P33"><text:span text:style-name="Strong_20_Emphasis"><text:span text:style-name="T94"/></text:span></text:p>
      <text:p text:style-name="P97"><text:span text:style-name="Strong_20_Emphasis"><text:span text:style-name="T95">ALERTA – ao efetuar as alterações abaixo faça uma a uma, sempre reiniciando o apache e abrindo o site </text:span></text:span><text:span text:style-name="Strong_20_Emphasis"><text:span text:style-name="T96">e efetuando um refresh</text:span></text:span><text:span text:style-name="Strong_20_Emphasis"><text:span text:style-name="T95"> para testar. Caso tenha problema desfaça ou ajuste o parâmetro com problema.</text:span></text:span></text:p>
      <text:p text:style-name="P33"><text:span text:style-name="Strong_20_Emphasis"><text:span text:style-name="T16"/></text:span></text:p>
      <text:p text:style-name="P34">disable_functions = exec,system,shell_exec,passthru,</text:p>
      <text:p text:style-name="P34">html_errors = Off</text:p>
      <text:p text:style-name="P34">mail.add_x_header = Off</text:p>
      <text:p text:style-name="Standard"><text:span text:style-name="Strong_20_Emphasis"><text:span text:style-name="T93">session.name = NEWSESSID</text:span></text:span></text:p>
      <text:p text:style-name="Standard"><text:span text:style-name="Strong_20_Emphasis"><text:span text:style-name="T93"/></text:span></text:p>
      <text:p text:style-name="Standard"><text:span text:style-name="Strong_20_Emphasis"><text:span text:style-name="T14">Na linha com disable_functions já existem várias funções por padrão que são desabilitadas. Não as remova, apenas adicione as recomendações acima ao início, separadas por vírgula.</text:span></text:span></text:p>
      <text:p text:style-name="P95"><text:span text:style-name="Strong_20_Emphasis"><text:span text:style-name="T45">Com a ajuda do PHPsecinfo também ajustei estes abaixo:</text:span></text:span></text:p>
      <text:p text:style-name="P95"><text:span text:style-name="Strong_20_Emphasis"><text:span text:style-name="T45"/></text:span></text:p>
      <text:p text:style-name="P95"><text:span text:style-name="Strong_20_Emphasis"><text:span text:style-name="T45">allow_url_fopen = Off</text:span></text:span></text:p>
      <text:p text:style-name="P95"><text:span text:style-name="Strong_20_Emphasis"><text:span text:style-name="T45">upload_tmp_dir = /</text:span></text:span><text:span text:style-name="Strong_20_Emphasis"><text:span text:style-name="T75">usr/share/nginx</text:span></text:span><text:span text:style-name="Strong_20_Emphasis"><text:span text:style-name="T45">/html/php</text:span></text:span><text:span text:style-name="Strong_20_Emphasis"><text:span text:style-name="T66">up</text:span></text:span></text:p>
      <text:p text:style-name="P95"><text:span text:style-name="Strong_20_Emphasis"><text:span text:style-name="T45"/></text:span></text:p>
      <text:p text:style-name="P139"><text:span text:style-name="Strong_20_Emphasis"><text:span text:style-name="T46">Criei o diretório </text:span></text:span><text:span text:style-name="Strong_20_Emphasis"><text:span text:style-name="T45">/</text:span></text:span><text:span text:style-name="Strong_20_Emphasis"><text:span text:style-name="T75">usr/share/nginx</text:span></text:span><text:span text:style-name="Strong_20_Emphasis"><text:span text:style-name="T45">/html/php</text:span></text:span><text:span text:style-name="Strong_20_Emphasis"><text:span text:style-name="T66">up</text:span></text:span></text:p>
      <text:p text:style-name="P98"><text:span text:style-name="Strong_20_Emphasis"><text:span text:style-name="T49">Estes dois últimos parâmetros devem ser adotados com cuidado, de acordo com a sua necessidade. Abaixo são os valores default na versão 7 do php:</text:span></text:span></text:p>
      <text:p text:style-name="P98"><text:soft-page-break/><text:span text:style-name="Strong_20_Emphasis"><text:span text:style-name="T45">post_max_size = </text:span></text:span><text:span text:style-name="Strong_20_Emphasis"><text:span text:style-name="T49">8M</text:span></text:span></text:p>
      <text:p text:style-name="P98"><text:span text:style-name="Strong_20_Emphasis"><text:span text:style-name="T45">upload_max_filesize = 2</text:span></text:span><text:span text:style-name="Strong_20_Emphasis"><text:span text:style-name="T49">M</text:span></text:span></text:p>
      <text:p text:style-name="P98"><text:span text:style-name="Strong_20_Emphasis"><text:span text:style-name="T45"/></text:span></text:p>
      <text:p text:style-name="Standard"><text:span text:style-name="Strong_20_Emphasis"><text:span text:style-name="T14"/></text:span></text:p>
      <text:p text:style-name="P186"><text:span text:style-name="Strong_20_Emphasis"><text:span text:style-name="T14">service </text:span></text:span><text:span text:style-name="Strong_20_Emphasis"><text:span text:style-name="T76">nginx</text:span></text:span><text:span text:style-name="Strong_20_Emphasis"><text:span text:style-name="T14"> restart</text:span></text:span></text:p>
      <text:p text:style-name="P96"><text:span text:style-name="Strong_20_Emphasis"><text:span text:style-name="T47">Depois dos ajustes acima alguma coisa pode não funcionar. Então efetue os ajustes devidos, sem exagerar.</text:span></text:span></text:p>
      <text:p text:style-name="Standard"><text:span text:style-name="Strong_20_Emphasis"><text:span text:style-name="T14"/></text:span></text:p>
      <text:p text:style-name="Standard"><text:span text:style-name="Strong_20_Emphasis"><text:span text:style-name="T78">Proteger arquivos de configuração do apache, php e mysql contra escrita:</text:span></text:span></text:p>
      <text:p text:style-name="Standard"><text:span text:style-name="Strong_20_Emphasis"><text:span text:style-name="T78"/></text:span></text:p>
      <text:p text:style-name="Standard"><text:span text:style-name="Strong_20_Emphasis"><text:span text:style-name="T14">/etc/php//php.ini</text:span></text:span></text:p>
      <text:p text:style-name="Standard"><text:span text:style-name="Strong_20_Emphasis"><text:span text:style-name="T14">/etc/</text:span></text:span><text:span text:style-name="Strong_20_Emphasis"><text:span text:style-name="T77">nginx/conf.d/default.conf</text:span></text:span><text:span text:style-name="Strong_20_Emphasis"><text:span text:style-name="T14"> e demais</text:span></text:span></text:p>
      <text:p text:style-name="Standard"><text:span text:style-name="Strong_20_Emphasis"><text:span text:style-name="T14">/etc/mysql/my.</text:span></text:span><text:span text:style-name="Strong_20_Emphasis"><text:span text:style-name="T77">cnf</text:span></text:span></text:p>
      <text:p text:style-name="Standard"><text:span text:style-name="Strong_20_Emphasis"><text:span text:style-name="T14"/></text:span></text:p>
      <text:h text:style-name="Heading_20_1" text:outline-level="1"><text:span text:style-name="Strong_20_Emphasis"><text:span text:style-name="T48"/></text:span></text:h>
      <text:h text:style-name="Heading_20_1" text:outline-level="1"><text:bookmark-start text:name="__RefHeading___Toc1029_1898449979"/><text:span text:style-name="Strong_20_Emphasis"><text:span text:style-name="T129">8</text:span></text:span><text:span text:style-name="Strong_20_Emphasis">. Instalar e Configurar ModSecurity </text:span><text:span text:style-name="Strong_20_Emphasis"><text:span text:style-name="T97">e ModEvasive</text:span></text:span><text:bookmark-end text:name="__RefHeading___Toc1029_1898449979"/></text:h>
      <text:p text:style-name="Standard"><text:span text:style-name="Strong_20_Emphasis"><text:span text:style-name="T14"/></text:span></text:p>
      <text:p text:style-name="P35"><text:span text:style-name="Strong_20_Emphasis"><text:span text:style-name="T17"/></text:span></text:p>
      <text:p text:style-name="P36"><text:span text:style-name="Strong_20_Emphasis"><text:span text:style-name="T98"/></text:span></text:p>
      <text:p text:style-name="P37"/>
      <text:h text:style-name="P200" text:outline-level="1"><text:bookmark-start text:name="__RefHeading___Toc1031_1898449979"/><text:span text:style-name="T129">9</text:span>. Scannear logs e banir hosts suspeitos<text:bookmark-end text:name="__RefHeading___Toc1031_1898449979"/></text:h>
      <text:p text:style-name="P2"><text:span text:style-name="T99">Usando </text:span>DenyHosts e Fail2Ban</text:p>
      <text:p text:style-name="P39"/>
      <text:p text:style-name="P40">Denyhosts – bloqueia ataques de SSH adicionando entradas ao /etc/hosts.dny. Também avisa ao administrador sobre hosts suspeitos, ataques de usuários e logins suspeitos.</text:p>
      <text:p text:style-name="P40"/>
      <text:p text:style-name="P41">sudo apt install denyhosts</text:p>
      <text:p text:style-name="P41"/>
      <text:p text:style-name="P42">Após instalar edite o</text:p>
      <text:p text:style-name="P42">sudo nano /etc/denyhosts.conf</text:p>
      <text:p text:style-name="P42"/>
      <text:p text:style-name="P42">E atualize seu e-mail e outras configurações que desejar.</text:p>
      <text:p text:style-name="P42"/>
      <text:p text:style-name="P168">ADMIN_EMAIL = r<text:span text:style-name="T100">ibafs@gmail.com</text:span></text:p>
      <text:p text:style-name="P168">SMTP_HOST = localhost</text:p>
      <text:p text:style-name="P168">SMTP_PORT = 25</text:p>
      <text:p text:style-name="P168">#SMTP_USERNAME=foo</text:p>
      <text:p text:style-name="P168">#SMTP_PASSWORD=bar</text:p>
      <text:p text:style-name="P168">SMTP_FROM = DenyHosts nobody@localhost</text:p>
      <text:p text:style-name="P187">#SYSLOG_REPORT=YES</text:p>
      <text:p text:style-name="P188">service denyhosts restart</text:p>
      <text:p text:style-name="P5">Fail2Ban</text:p>
      <text:p text:style-name="P43">O fail2ban é mais eficiente que o denyhosts, pois ele extende a monitoração de logs para outros serviços além do ssh, como o apache, courier, ftp e mais.</text:p>
      <text:p text:style-name="P43"/>
      <text:p text:style-name="P44"><text:soft-page-break/>O fail2ban escaneia arquivos de log e bane IPs que parecem suspeitos (muitas tentativas erradas de senha, procurando por exploits, etc)</text:p>
      <text:p text:style-name="P45">Geralmente bloqueia através do firewall por um certo tempo que é configurável</text:p>
      <text:p text:style-name="P45"/>
      <text:p text:style-name="P6">Instalação</text:p>
      <text:p text:style-name="P45"/>
      <text:p text:style-name="P45">sudo apt install fail2ban</text:p>
      <text:p text:style-name="P45"/>
      <text:p text:style-name="P46">Após instalar edite</text:p>
      <text:p text:style-name="P46"/>
      <text:p text:style-name="P46">sudo nano /etc/fail2ban/jail.<text:span text:style-name="T101">conf</text:span></text:p>
      <text:p text:style-name="P46"/>
      <text:p text:style-name="P47">E crie o filtro de regras requerido</text:p>
      <text:p text:style-name="P47">Ative todos os serviços que deseja que o fail2ban monitore</text:p>
      <text:p text:style-name="P47"/>
      <text:p text:style-name="P47">Para que monitore o ssh, altere enable para true:</text:p>
      <text:p text:style-name="P47"/>
      <text:p text:style-name="P126">OBS: atente para mudar de ssh para o número que escolheu, caso não use a 22.</text:p>
      <text:p text:style-name="P47"/>
      <text:p text:style-name="P178"><text:span text:style-name="Strong_20_Emphasis"><text:span text:style-name="T5">[sshd]</text:span></text:span></text:p>
      <text:p text:style-name="P178"/>
      <text:p text:style-name="P178"><text:span text:style-name="T5">enabled <text:s/>= </text:span><text:span text:style-name="Strong_20_Emphasis"><text:span text:style-name="T5">true</text:span></text:span></text:p>
      <text:p text:style-name="P169">port <text:s text:c="4"/>= ssh</text:p>
      <text:p text:style-name="P169">filter <text:s text:c="2"/>= sshd</text:p>
      <text:p text:style-name="P169">logpath <text:s/>= /var/log/auth.log</text:p>
      <text:p text:style-name="P189">maxretry = 3</text:p>
      <text:p text:style-name="P48">Caso o seu ssh esteja usando outra porta, mude port = suaporta</text:p>
      <text:p text:style-name="P48"/>
      <text:p text:style-name="P92">Checar status:</text:p>
      <text:p text:style-name="P92"/>
      <text:p text:style-name="P92">fail2ban-client status</text:p>
      <text:p text:style-name="P92"/>
      <text:p text:style-name="P92">Restartar</text:p>
      <text:p text:style-name="P92">/etc/init.d/fail2ban restart</text:p>
      <text:p text:style-name="P92"/>
      <text:p text:style-name="P12">Desbloquear um certo IP bloqueado por engano</text:p>
      <text:p text:style-name="P92">iptables -L -n </text:p>
      <text:p text:style-name="P92"/>
      <text:p text:style-name="P93">Checar porta 443</text:p>
      <text:p text:style-name="P93">iptables -L -n | grep 443</text:p>
      <text:p text:style-name="P93"/>
      <text:p text:style-name="P94">Caso o comando acima mostre o IP 201.14.45.23 rodamos o seguinte comando para liberar:</text:p>
      <text:p text:style-name="P94">iptables -D fail2ban-SSH -s 201.14.45.23 -j DROP</text:p>
      <text:p text:style-name="P48"/>
      <text:p text:style-name="P2">Comando mais específico:</text:p>
      <text:p text:style-name="Standard"><text:bookmark-start text:name="__RefHeading___Toc3442_1641853672"/>fail2ban-client set ssh-iptables unbanip IpaRemover<text:bookmark-end text:name="__RefHeading___Toc3442_1641853672"/></text:p>
      <text:h text:style-name="P194" text:outline-level="1"/>
      <text:p text:style-name="P2"><text:bookmark-start text:name="__RefHeading___Toc3444_1641853672"/>Whitelisting<text:bookmark-end text:name="__RefHeading___Toc3444_1641853672"/></text:p>
      <text:p text:style-name="Standard"/>
      <text:p text:style-name="Standard"><text:bookmark-start text:name="__RefHeading___Toc3446_1641853672"/>Whitelisting é configurada no jail.conf usando uma lista separada por espaço<text:bookmark-end text:name="__RefHeading___Toc3446_1641853672"/></text:p>
      <text:p text:style-name="Standard"/>
      <text:p text:style-name="Standard"><text:bookmark-start text:name="__RefHeading___Toc3448_1641853672"/><text:soft-page-break/>[DEFAULT]<text:bookmark-end text:name="__RefHeading___Toc3448_1641853672"/></text:p>
      <text:p text:style-name="Standard"><text:bookmark-start text:name="__RefHeading___Toc3450_1641853672"/># "ignoreip" can be an IP address, a CIDR mask or a DNS host. Fail2ban will not<text:bookmark-end text:name="__RefHeading___Toc3450_1641853672"/></text:p>
      <text:p text:style-name="Standard"><text:bookmark-start text:name="__RefHeading___Toc3452_1641853672"/># ban a host which matches an address in this list. Several addresses can be<text:bookmark-end text:name="__RefHeading___Toc3452_1641853672"/></text:p>
      <text:p text:style-name="Standard"><text:bookmark-start text:name="__RefHeading___Toc3454_1641853672"/># defined using space separator.<text:bookmark-end text:name="__RefHeading___Toc3454_1641853672"/></text:p>
      <text:p text:style-name="Standard"><text:bookmark-start text:name="__RefHeading___Toc3456_1641853672"/>Ignoreip = 127.0.0.1 192.168.1.0/24 8.8.8.8<text:bookmark-end text:name="__RefHeading___Toc3456_1641853672"/></text:p>
      <text:h text:style-name="Heading_20_1" text:outline-level="1"/>
      <text:h text:style-name="Heading_20_1" text:outline-level="1"><text:bookmark-start text:name="__RefHeading___Toc1033_1898449979"/>1<text:span text:style-name="T129">0</text:span>. Detectar Intrusões – PSAD<text:bookmark-end text:name="__RefHeading___Toc1033_1898449979"/></text:h>
      <text:p text:style-name="P49"/>
      <text:p text:style-name="P50">PSAD é uma coleção de 3 pequenos daemons do sistema, que rodam para analisar mensagens de log do iptables para detectar scanneamento de portas e outros tráficos suspeitos.</text:p>
      <text:p text:style-name="P50"/>
      <text:p text:style-name="P50">Instalação</text:p>
      <text:p text:style-name="P50"/>
      <text:p text:style-name="P50">sudo apt install psad</text:p>
      <text:p text:style-name="P50"/>
      <text:p text:style-name="P50">Configuração básica</text:p>
      <text:p text:style-name="P50"/>
      <text:p text:style-name="P50">sudo nano /etc/psad/psad.conf</text:p>
      <text:p text:style-name="P50"/>
      <text:list xml:id="list369045250238862017" text:style-name="L1">
        <text:list-item>
          <text:p text:style-name="P195"><text:span text:style-name="Strong_20_Emphasis">EMAIL_ADDRESSES</text:span> – <text:span text:style-name="T102">mude para seu e-mail</text:span></text:p>
        </text:list-item>
      </text:list>
      <text:list xml:id="list9169589051679332083" text:style-name="L2">
        <text:list-item>
          <text:p text:style-name="P197"><text:span text:style-name="Strong_20_Emphasis">ENABLE_AUTO_IDS</text:span> - <text:span text:style-name="T103">se</text:span> Y <text:span text:style-name="T103">o psad agirá automaticamente</text:span></text:p>
        </text:list-item>
        <text:list-item>
          <text:p text:style-name="P196"><text:span text:style-name="Strong_20_Emphasis">ENABLE_AUTO_IDS_EMAILS </text:span>- se <text:span text:style-name="Strong_20_Emphasis">Y </text:span><text:span text:style-name="Strong_20_Emphasis"><text:span text:style-name="T19">psad mandará um e-mail em cada suspeita</text:span></text:span></text:p>
        </text:list-item>
      </text:list>
      <text:p text:style-name="P50"/>
      <text:p text:style-name="P51">sudo service psad restart</text:p>
      <text:p text:style-name="P51"/>
      <text:p text:style-name="P51"/>
      <text:h text:style-name="Heading_20_1" text:outline-level="1"><text:bookmark-start text:name="__RefHeading___Toc1035_1898449979"/>1<text:span text:style-name="T129">1</text:span>. Checar por RootKits – RKHunter e CHKRootKit<text:bookmark-end text:name="__RefHeading___Toc1035_1898449979"/></text:h>
      <text:p text:style-name="P52"/>
      <text:p text:style-name="P53">Rootkits e RKHunter basicamente fazem a mesma coisa, procuram rootkits no sistema. <text:span text:style-name="T104">Nenhuma ofensiva aqui, apenas mostram o que veem.</text:span></text:p>
      <text:p text:style-name="P53"/>
      <text:p text:style-name="P54">Instalação</text:p>
      <text:p text:style-name="P54"/>
      <text:p text:style-name="P54">sudo apt install rkhunter chkrootkit</text:p>
      <text:p text:style-name="P54"/>
      <text:p text:style-name="P55">Executando <text:span text:style-name="T104">chkrootkit</text:span></text:p>
      <text:p text:style-name="P55"/>
      <text:p text:style-name="P55">sudo <text:span text:style-name="T104">chkrootkit</text:span></text:p>
      <text:p text:style-name="P55"/>
      <text:p text:style-name="P55">Atualizando e rodando rkhunter</text:p>
      <text:p text:style-name="P55"/>
      <text:p text:style-name="P55">sudo rkhunter --update</text:p>
      <text:p text:style-name="P56">sudo <text:span text:style-name="T105">rkhunter --</text:span>pro<text:span text:style-name="T118">p</text:span>upd</text:p>
      <text:p text:style-name="P57">sudo <text:span text:style-name="T105">rkhunter --</text:span>check </text:p>
      <text:p text:style-name="P57"><text:soft-page-break/></text:p>
      <text:p text:style-name="P57"/>
      <text:h text:style-name="Heading_20_1" text:outline-level="1"><text:bookmark-start text:name="__RefHeading___Toc1037_1898449979"/><text:span text:style-name="T78">1</text:span><text:span text:style-name="T92">2</text:span><text:span text:style-name="T78"> </text:span><text:span text:style-name="T80">Varrendo portas abertas</text:span><text:span text:style-name="T78"> </text:span><text:span text:style-name="T81">com</text:span><text:span text:style-name="T78"> </text:span><text:span text:style-name="Strong_20_Emphasis"><text:span text:style-name="T78">Nmap</text:span></text:span><text:bookmark-end text:name="__RefHeading___Toc1037_1898449979"/></text:h>
      <text:p text:style-name="P58"><text:span text:style-name="Strong_20_Emphasis"/></text:p>
      <text:p text:style-name="P59"><text:span text:style-name="Strong_20_Emphasis"><text:span text:style-name="T20">O nmap é um software para descobrir a rede e para auditar segurança.</text:span></text:span></text:p>
      <text:p text:style-name="P59"><text:span text:style-name="Strong_20_Emphasis"><text:span text:style-name="T20"/></text:span></text:p>
      <text:p text:style-name="P60"><text:span text:style-name="Strong_20_Emphasis"><text:span text:style-name="T87">Instalação</text:span></text:span></text:p>
      <text:p text:style-name="P60"><text:span text:style-name="Strong_20_Emphasis"><text:span text:style-name="T21">sudo apt install nmap</text:span></text:span></text:p>
      <text:p text:style-name="P60"><text:span text:style-name="Strong_20_Emphasis"><text:span text:style-name="T21"/></text:span></text:p>
      <text:p text:style-name="P61"><text:span text:style-name="Strong_20_Emphasis"><text:span text:style-name="T22">Varrer seu sistema por portas abertas</text:span></text:span></text:p>
      <text:p text:style-name="P61"><text:span text:style-name="Strong_20_Emphasis"><text:span text:style-name="T22"/></text:span></text:p>
      <text:p text:style-name="P61"><text:span text:style-name="Strong_20_Emphasis"><text:span text:style-name="T22">nmap -v -sT localhost</text:span></text:span></text:p>
      <text:p text:style-name="P62"/>
      <text:p text:style-name="P62"><text:span text:style-name="Strong_20_Emphasis"><text:span text:style-name="T23">Saída</text:span></text:span></text:p>
      <text:p text:style-name="P62"><text:span text:style-name="Strong_20_Emphasis"><text:span text:style-name="T23">Not shown: 995 closed ports</text:span></text:span></text:p>
      <text:p text:style-name="P62"><text:span text:style-name="Strong_20_Emphasis"><text:span text:style-name="T23">PORT <text:s text:c="4"/>STATE SERVICE</text:span></text:span></text:p>
      <text:p text:style-name="P62"><text:span text:style-name="Strong_20_Emphasis"><text:span text:style-name="T23">25/tcp <text:s text:c="2"/>open <text:s/>smtp</text:span></text:span></text:p>
      <text:p text:style-name="P62"><text:span text:style-name="Strong_20_Emphasis"><text:span text:style-name="T23">80/tcp <text:s text:c="2"/>open <text:s/>http</text:span></text:span></text:p>
      <text:p text:style-name="P62"><text:span text:style-name="Strong_20_Emphasis"><text:span text:style-name="T23">443/tcp <text:s/>open <text:s/>https</text:span></text:span></text:p>
      <text:p text:style-name="P62"><text:span text:style-name="Strong_20_Emphasis"><text:span text:style-name="T23">3306/tcp open <text:s/>mysql</text:span></text:span></text:p>
      <text:p text:style-name="P62"><text:span text:style-name="Strong_20_Emphasis"><text:span text:style-name="T23">5432/tcp open <text:s/>postgresql</text:span></text:span></text:p>
      <text:p text:style-name="P62"><text:span text:style-name="Strong_20_Emphasis"><text:span text:style-name="T23"/></text:span></text:p>
      <text:p text:style-name="P62"><text:span text:style-name="Strong_20_Emphasis"><text:span text:style-name="T23">Lembrando que varre apenas até a porta 1000, portando não mostrou a do ssh</text:span></text:span></text:p>
      <text:p text:style-name="P62"><text:span text:style-name="Strong_20_Emphasis"><text:span text:style-name="T23">Outro detalhe é que para acesso extereno somente as portas 80 e 443, as demais oferecem acesso somente interno.</text:span></text:span></text:p>
      <text:p text:style-name="P62"><text:span text:style-name="Strong_20_Emphasis"><text:span text:style-name="T23"/></text:span></text:p>
      <text:p text:style-name="P62"><text:span text:style-name="Strong_20_Emphasis"><text:span text:style-name="T23">O acesso externo se dá ao mysql somente através do Apache. O visitante do site acessa o site pela porta 80 ou 443 e chega até aqui ao servidor, aqui o apache vai ao mysql e solicita o que deseja. O mysql somente é acessado via localhost.</text:span></text:span></text:p>
      <text:p text:style-name="P62"><text:span text:style-name="Strong_20_Emphasis"><text:span text:style-name="T23"/></text:span></text:p>
      <text:p text:style-name="P63"><text:span text:style-name="Strong_20_Emphasis"><text:span text:style-name="T24">sudo nmap -v -sS localhost.</text:span></text:span></text:p>
      <text:h text:style-name="Heading_20_1" text:outline-level="1"><text:span text:style-name="Strong_20_Emphasis"/></text:h>
      <text:h text:style-name="Heading_20_1" text:outline-level="1"><text:bookmark-start text:name="__RefHeading___Toc1041_1898449979"/><text:span text:style-name="Strong_20_Emphasis">1</text:span><text:span text:style-name="Strong_20_Emphasis"><text:span text:style-name="T129">3</text:span></text:span><text:span text:style-name="Strong_20_Emphasis">. Instalar e configurar o Apparmor</text:span><text:bookmark-end text:name="__RefHeading___Toc1041_1898449979"/></text:h>
      <text:p text:style-name="P64"><text:span text:style-name="Strong_20_Emphasis"><text:span text:style-name="T26">É um software que melhora o kernel para isolamento de aplicativos. Este confinamento é provido por perfis de aplicativos do kernel.</text:span></text:span></text:p>
      <text:p text:style-name="P64"><text:span text:style-name="Strong_20_Emphasis"><text:span text:style-name="T26"/></text:span></text:p>
      <text:p text:style-name="P65"><text:span text:style-name="Strong_20_Emphasis"><text:span text:style-name="T27">Mais detalhes:</text:span></text:span></text:p>
      <text:p text:style-name="P66"><text:a xlink:type="simple" xlink:href="https://wiki.ubuntu.com/AppArmor" text:style-name="Internet_20_link" text:visited-style-name="Visited_20_Internet_20_Link"><text:span text:style-name="Strong_20_Emphasis"><text:span text:style-name="T28">https://wiki.ubuntu.com/AppArmor</text:span></text:span></text:a></text:p>
      <text:p text:style-name="P66"><text:a xlink:type="simple" xlink:href="https://help.ubuntu.com/lts/serverguide/apparmor.html" text:style-name="Internet_20_link" text:visited-style-name="Visited_20_Internet_20_Link"><text:span text:style-name="Strong_20_Emphasis"><text:span text:style-name="T28">https://help.ubuntu.com/lts/serverguide/apparmor.html</text:span></text:span></text:a></text:p>
      <text:p text:style-name="P66"><text:a xlink:type="simple" xlink:href="https://help.ubuntu.com/community/AppArmor" text:style-name="Internet_20_link" text:visited-style-name="Visited_20_Internet_20_Link"><text:span text:style-name="Strong_20_Emphasis"><text:span text:style-name="T28">https://help.ubuntu.com/community/AppArmor</text:span></text:span></text:a><text:span text:style-name="Strong_20_Emphasis"><text:span text:style-name="T28"> </text:span></text:span></text:p>
      <text:p text:style-name="P64"><text:span text:style-name="Strong_20_Emphasis"><text:span text:style-name="T26"/></text:span></text:p>
      <text:p text:style-name="P65"><text:span text:style-name="Strong_20_Emphasis"><text:span text:style-name="T82">Instalação</text:span></text:span></text:p>
      <text:p text:style-name="P65"><text:span text:style-name="Strong_20_Emphasis"><text:span text:style-name="T27">sudo apt-get install apparmor apparmor-profiles</text:span></text:span></text:p>
      <text:p text:style-name="P65"><text:span text:style-name="Strong_20_Emphasis"><text:span text:style-name="T27"/></text:span></text:p>
      <text:p text:style-name="P67"><text:span text:style-name="Strong_20_Emphasis"><text:span text:style-name="T83">Checar funcionamento</text:span></text:span></text:p>
      <text:p text:style-name="P67"><text:span text:style-name="Strong_20_Emphasis"><text:span text:style-name="T29">sudo apparmor_status</text:span></text:span></text:p>
      <text:p text:style-name="P76"><text:span text:style-name="Strong_20_Emphasis"><text:span text:style-name="T56">ou</text:span></text:span></text:p>
      <text:p text:style-name="P67"><text:soft-page-break/><text:span text:style-name="Strong_20_Emphasis"><text:span text:style-name="T29">sudo aa-status</text:span></text:span></text:p>
      <text:p text:style-name="P67"><text:span text:style-name="Strong_20_Emphasis"><text:span text:style-name="T29"/></text:span></text:p>
      <text:p text:style-name="P67"><text:span text:style-name="Strong_20_Emphasis"><text:span text:style-name="T29"/></text:span></text:p>
      <text:h text:style-name="Heading_20_1" text:outline-level="1"><text:bookmark-start text:name="__RefHeading___Toc1043_1898449979"/><text:span text:style-name="Strong_20_Emphasis">1</text:span><text:span text:style-name="Strong_20_Emphasis"><text:span text:style-name="T129">4</text:span></text:span><text:span text:style-name="Strong_20_Emphasis">. Auditar </text:span><text:span text:style-name="Strong_20_Emphasis"><text:span text:style-name="T106">segurança do </text:span></text:span><text:span text:style-name="Strong_20_Emphasis">sistema </text:span><text:span text:style-name="Strong_20_Emphasis"><text:span text:style-name="T106">com</text:span></text:span><text:span text:style-name="Strong_20_Emphasis"> Tiger e Tripwire</text:span><text:bookmark-end text:name="__RefHeading___Toc1043_1898449979"/></text:h>
      <text:p text:style-name="P68"><text:span text:style-name="Strong_20_Emphasis"/></text:p>
      <text:p text:style-name="P69"><text:span text:style-name="Strong_20_Emphasis"><text:span text:style-name="T84">Tiger</text:span></text:span><text:span text:style-name="Strong_20_Emphasis"><text:span text:style-name="T30"> é uma ferramenta de segurança que pode ser usada para auditoria e detecção de intrusão do sistema.</text:span></text:span></text:p>
      <text:p text:style-name="P69"><text:span text:style-name="Strong_20_Emphasis"><text:span text:style-name="T30"/></text:span></text:p>
      <text:p text:style-name="P69"><text:span text:style-name="Strong_20_Emphasis"><text:span text:style-name="T84">Tripwire</text:span></text:span><text:span text:style-name="Strong_20_Emphasis"><text:span text:style-name="T30"> é um sistema de detecção de intrusão (HIDS) que checa a integridade de arquivos e pastas.</text:span></text:span></text:p>
      <text:p text:style-name="P69"><text:span text:style-name="Strong_20_Emphasis"><text:span text:style-name="T30"/></text:span></text:p>
      <text:p text:style-name="P73"><text:span text:style-name="Strong_20_Emphasis"><text:span text:style-name="T35">Detalhes</text:span></text:span></text:p>
      <text:p text:style-name="P73"><text:a xlink:type="simple" xlink:href="https://www.digitalocean.com/community/tutorials/how-to-use-tripwire-to-detect-server-intrusions-on-an-ubuntu-vps" text:style-name="Internet_20_link" text:visited-style-name="Visited_20_Internet_20_Link"><text:span text:style-name="Strong_20_Emphasis"><text:span text:style-name="T35">https://www.digitalocean.com/community/tutorials/how-to-use-tripwire-to-detect-server-intrusions-on-an-ubuntu-vps</text:span></text:span></text:a></text:p>
      <text:p text:style-name="P73"><text:span text:style-name="Strong_20_Emphasis"><text:span text:style-name="T35"/></text:span></text:p>
      <text:p text:style-name="P69"><text:span text:style-name="Strong_20_Emphasis"><text:span text:style-name="T84">Instalação</text:span></text:span></text:p>
      <text:p text:style-name="P69"><text:span text:style-name="Strong_20_Emphasis"><text:span text:style-name="T30"/></text:span></text:p>
      <text:p text:style-name="P69"><text:span text:style-name="Strong_20_Emphasis"><text:span text:style-name="T30">sudo apt install tiger tripwire</text:span></text:span></text:p>
      <text:p text:style-name="P69"><text:span text:style-name="Strong_20_Emphasis"><text:span text:style-name="T30"/></text:span></text:p>
      <text:p text:style-name="P70"><text:span text:style-name="Strong_20_Emphasis"><text:span text:style-name="T32">Responda sim para fornecer senha para arquivos e guarde bem as senhas</text:span></text:span></text:p>
      <text:p text:style-name="P69"><text:span text:style-name="Strong_20_Emphasis"><text:span text:style-name="T30"/></text:span></text:p>
      <text:p text:style-name="P71"><text:span text:style-name="Strong_20_Emphasis"><text:span text:style-name="T33">Criar banco de dados</text:span></text:span></text:p>
      <text:p text:style-name="P72"><text:span text:style-name="Strong_20_Emphasis"><text:span text:style-name="T34"/></text:span></text:p>
      <text:p text:style-name="P71"><text:span text:style-name="Strong_20_Emphasis"><text:span text:style-name="T33">sudo tripwire --init</text:span></text:span></text:p>
      <text:p text:style-name="P77"><text:span text:style-name="Strong_20_Emphasis"><text:span text:style-name="T67">Entre com a senha fornecida acima.</text:span></text:span></text:p>
      <text:p text:style-name="P71"><text:span text:style-name="Strong_20_Emphasis"><text:span text:style-name="T33"/></text:span></text:p>
      <text:p text:style-name="P71"><text:span text:style-name="Strong_20_Emphasis"><text:span text:style-name="T31">Criar arquivo de polícia</text:span></text:span></text:p>
      <text:p text:style-name="P181"><text:span text:style-name="Source_20_Text"><text:span text:style-name="T31">sudo twadmin --create-polfile /etc/tripwire/twpol.txt</text:span></text:span></text:p>
      <text:p text:style-name="P78"><text:span text:style-name="Strong_20_Emphasis"><text:span text:style-name="T67">Entre com a senha fornecida acima.</text:span></text:span></text:p>
      <text:p text:style-name="P71"><text:span text:style-name="Strong_20_Emphasis"><text:span text:style-name="T31"/></text:span></text:p>
      <text:p text:style-name="P72"><text:span text:style-name="Strong_20_Emphasis"><text:span text:style-name="T34">Executando tiger</text:span></text:span></text:p>
      <text:p text:style-name="P72"><text:span text:style-name="Strong_20_Emphasis"><text:span text:style-name="T34"/></text:span></text:p>
      <text:p text:style-name="P72"><text:span text:style-name="Strong_20_Emphasis"><text:span text:style-name="T34">sudo tiger</text:span></text:span></text:p>
      <text:p text:style-name="P72"><text:span text:style-name="Strong_20_Emphasis"><text:span text:style-name="T34"/></text:span></text:p>
      <text:p text:style-name="P74"><text:span text:style-name="Strong_20_Emphasis"><text:span text:style-name="T36"/></text:span></text:p>
      <text:p text:style-name="P74"><text:span text:style-name="Strong_20_Emphasis"><text:span text:style-name="T36"/></text:span></text:p>
      <text:p text:style-name="P74"><text:span text:style-name="Strong_20_Emphasis"><text:span text:style-name="T36">Toda a saída do tiger pode ser vista em:</text:span></text:span></text:p>
      <text:p text:style-name="P74"><text:span text:style-name="Strong_20_Emphasis"><text:span text:style-name="T36">/var/log/tiger</text:span></text:span></text:p>
      <text:p text:style-name="P74"><text:span text:style-name="Strong_20_Emphasis"><text:span text:style-name="T36"/></text:span></text:p>
      <text:p text:style-name="P75"><text:span text:style-name="Strong_20_Emphasis"><text:span text:style-name="T37">Para visualizar o relatório de segurança do tiver:</text:span></text:span></text:p>
      <text:p text:style-name="P190"><text:span text:style-name="Strong_20_Emphasis"><text:span text:style-name="T37">sudo less /var/log/tiger/security.report*</text:span></text:span></text:p>
      <text:p text:style-name="P79"><text:span text:style-name="Strong_20_Emphasis"><text:span text:style-name="T38">Aqui ele gerou este:</text:span></text:span></text:p>
      <text:p text:style-name="P79"><text:span text:style-name="Strong_20_Emphasis"><text:span text:style-name="T38">/var/log/tiger/security.report.ribafs.org.180214-20:50</text:span></text:span></text:p>
      <text:p text:style-name="P79"><text:span text:style-name="Strong_20_Emphasis"><text:span text:style-name="T38"/></text:span></text:p>
      <text:p text:style-name="P79"><text:span text:style-name="Strong_20_Emphasis"><text:span text:style-name="T38"/></text:span></text:p>
      <text:p text:style-name="P80"><text:span text:style-name="Strong_20_Emphasis"><text:span text:style-name="T39"/></text:span></text:p>
      <text:h text:style-name="Heading_20_1" text:outline-level="1"><text:bookmark-start text:name="__RefHeading___Toc1045_1898449979"/><text:span text:style-name="Strong_20_Emphasis">1</text:span><text:span text:style-name="Strong_20_Emphasis"><text:span text:style-name="T129">5</text:span></text:span><text:span text:style-name="Strong_20_Emphasis">. Atualizar a disribuição</text:span><text:bookmark-end text:name="__RefHeading___Toc1045_1898449979"/></text:h>
      <text:p text:style-name="P80"><text:span text:style-name="Strong_20_Emphasis"><text:span text:style-name="T25"/></text:span></text:p>
      <text:p text:style-name="P81"><text:soft-page-break/><text:span text:style-name="Strong_20_Emphasis"><text:span text:style-name="T40">Atualizar automaticamente somente as atualizações de segurança:</text:span></text:span></text:p>
      <text:p text:style-name="P81"><text:span text:style-name="Strong_20_Emphasis"><text:span text:style-name="T40"/></text:span></text:p>
      <text:p text:style-name="P81"><text:span text:style-name="Strong_20_Emphasis"><text:span text:style-name="T40">aptitude install unattended-upgrades</text:span></text:span></text:p>
      <text:p text:style-name="P81"><text:span text:style-name="Strong_20_Emphasis"><text:span text:style-name="T40"/></text:span></text:p>
      <text:p text:style-name="P81"><text:span text:style-name="Strong_20_Emphasis"><text:span text:style-name="T40">nano /etc/apt/apt.conf.d/10periodic</text:span></text:span></text:p>
      <text:p text:style-name="P81"><text:span text:style-name="Strong_20_Emphasis"><text:span text:style-name="T40"/></text:span></text:p>
      <text:p text:style-name="P81"><text:span text:style-name="Strong_20_Emphasis"><text:span text:style-name="T40">Excluir tudo e adicionar:</text:span></text:span></text:p>
      <text:p text:style-name="P81"><text:span text:style-name="Strong_20_Emphasis"><text:span text:style-name="T40"/></text:span></text:p>
      <text:p text:style-name="P81"><text:span text:style-name="Strong_20_Emphasis"><text:span text:style-name="T40">APT::Periodic::Update-Package-Lists "1";</text:span></text:span></text:p>
      <text:p text:style-name="P81"><text:span text:style-name="Strong_20_Emphasis"><text:span text:style-name="T40">APT::Periodic::Download-Upgradeable-Packages "1";</text:span></text:span></text:p>
      <text:p text:style-name="P81"><text:span text:style-name="Strong_20_Emphasis"><text:span text:style-name="T40">APT::Periodic::AutocleanInterval "7";</text:span></text:span></text:p>
      <text:p text:style-name="P81"><text:span text:style-name="Strong_20_Emphasis"><text:span text:style-name="T40">APT::Periodic::Unattended-Upgrade "1";</text:span></text:span></text:p>
      <text:p text:style-name="P81"><text:span text:style-name="Strong_20_Emphasis"><text:span text:style-name="T40"/></text:span></text:p>
      <text:p text:style-name="P81"><text:span text:style-name="Strong_20_Emphasis"><text:span text:style-name="T40">Isso somente atualiza pacotes de segurança</text:span></text:span></text:p>
      <text:p text:style-name="P81"><text:span text:style-name="Strong_20_Emphasis"><text:span text:style-name="T40"/></text:span></text:p>
      <text:p text:style-name="P81"><text:span text:style-name="Strong_20_Emphasis"><text:span text:style-name="T40">Atualização completa, de todos os pacotes:</text:span></text:span></text:p>
      <text:p text:style-name="P81"><text:span text:style-name="Strong_20_Emphasis"><text:span text:style-name="T40"/></text:span></text:p>
      <text:p text:style-name="P81"><text:span text:style-name="Strong_20_Emphasis"><text:span text:style-name="T40">apt-get update</text:span></text:span></text:p>
      <text:p text:style-name="P81"><text:span text:style-name="Strong_20_Emphasis"><text:span text:style-name="T40">apt-get upgrade</text:span></text:span></text:p>
      <text:p text:style-name="P81"><text:span text:style-name="Strong_20_Emphasis"><text:span text:style-name="T40"/></text:span></text:p>
      <text:p text:style-name="P86"><text:span text:style-name="Strong_20_Emphasis"><text:span text:style-name="T42">Atualiza o servidor manualmente pelo menos uma vez por dia.</text:span></text:span></text:p>
      <text:h text:style-name="P201" text:outline-level="1"><text:bookmark-start text:name="__RefHeading___Toc1047_1898449979"/><text:span text:style-name="Strong_20_Emphasis">1</text:span><text:span text:style-name="Strong_20_Emphasis"><text:span text:style-name="T129">6</text:span></text:span><text:span text:style-name="Strong_20_Emphasis">. Usar Senhas Fortes</text:span><text:bookmark-end text:name="__RefHeading___Toc1047_1898449979"/></text:h>
      <text:p text:style-name="P82"><text:span text:style-name="Strong_20_Emphasis"><text:span text:style-name="T41">De que vai adiantar ter todo este trabalho de escolher uma boa hospedagem, de isntalar um sistema operacional seguro, atualizar o sistema e efetuar diversas medidas para melhorar a segurança, nada vai adiantar se usarmos senhas fracas.</text:span></text:span></text:p>
      <text:p text:style-name="P82"><text:span text:style-name="Strong_20_Emphasis"><text:span text:style-name="T41"/></text:span></text:p>
      <text:p text:style-name="P82"><text:span text:style-name="Strong_20_Emphasis"><text:span text:style-name="T41">É como cagar e não limpar o c*.</text:span></text:span></text:p>
      <text:p text:style-name="P82"><text:span text:style-name="Strong_20_Emphasis"><text:span text:style-name="T41"/></text:span></text:p>
      <text:p text:style-name="P82"><text:span text:style-name="Strong_20_Emphasis"><text:span text:style-name="T41">Senhas fortes são grandes (8 dígitos ou mais) e usam uma mistura de algarismos, letras minúsculas, letras maiúsculas e símbolos.</text:span></text:span></text:p>
      <text:p text:style-name="P82"><text:span text:style-name="Strong_20_Emphasis"><text:span text:style-name="T41"/></text:span></text:p>
      <text:p text:style-name="P83"><text:span text:style-name="Strong_20_Emphasis"><text:span text:style-name="T41"/></text:span></text:p>
      <text:p text:style-name="P83"><text:span text:style-name="Strong_20_Emphasis"><text:span text:style-name="T41"/></text:span></text:p>
      <text:h text:style-name="Heading_20_1" text:outline-level="1"><text:bookmark-start text:name="__RefHeading___Toc3433_1641853672"/><text:span text:style-name="Strong_20_Emphasis">1</text:span><text:span text:style-name="Strong_20_Emphasis"><text:span text:style-name="T129">7</text:span></text:span><text:span text:style-name="Strong_20_Emphasis">. Melhorando a segurança de sites com Joomla</text:span><text:bookmark-end text:name="__RefHeading___Toc3433_1641853672"/></text:h>
      <text:p text:style-name="P90"><text:span text:style-name="Strong_20_Emphasis"><text:span text:style-name="T43"/></text:span></text:p>
      <text:p text:style-name="P90"><text:span text:style-name="Strong_20_Emphasis"><text:span text:style-name="T43">O site está em</text:span></text:span></text:p>
      <text:p text:style-name="P90"><text:span text:style-name="Strong_20_Emphasis"><text:span text:style-name="T43">/var/www/html/portal</text:span></text:span></text:p>
      <text:p text:style-name="P90"><text:span text:style-name="Strong_20_Emphasis"><text:span text:style-name="T43"/></text:span></text:p>
      <text:p text:style-name="P90"><text:span text:style-name="Strong_20_Emphasis"><text:span text:style-name="T43">- Copiar configuration.php para o /var/www com o nome cfg.php</text:span></text:span></text:p>
      <text:p text:style-name="P90"><text:span text:style-name="Strong_20_Emphasis"><text:span text:style-name="T43">- Remover todo o conteúdo do /portal/configuration.php e deixar apenas estas duas linhas:</text:span></text:span></text:p>
      <text:p text:style-name="P90"><text:span text:style-name="Strong_20_Emphasis"><text:span text:style-name="T43"/></text:span></text:p>
      <text:p text:style-name="P90"><text:span text:style-name="Strong_20_Emphasis"><text:span text:style-name="T43">&lt;?php</text:span></text:span></text:p>
      <text:p text:style-name="P90"><text:span text:style-name="Strong_20_Emphasis"><text:span text:style-name="T43">require_once( dirname( __FILE__ ) . '/../../cfg.php' );</text:span></text:span></text:p>
      <text:p text:style-name="P90"><text:span text:style-name="Strong_20_Emphasis"><text:span text:style-name="T43"/></text:span></text:p>
      <text:p text:style-name="P127"><text:span text:style-name="Strong_20_Emphasis"><text:span text:style-name="T68">Obs.: lembre de fazer o backup do arquivo cfg.php, que agora está fora do html.</text:span></text:span></text:p>
      <text:p text:style-name="P90"><text:span text:style-name="Strong_20_Emphasis"><text:span text:style-name="T43"/></text:span></text:p>
      <text:h text:style-name="Heading_20_1" text:outline-level="1"><text:bookmark-start text:name="__RefHeading___Toc3435_1641853672"/><text:span text:style-name="Strong_20_Emphasis"><text:span text:style-name="T119">18</text:span></text:span><text:span text:style-name="Strong_20_Emphasis">. </text:span><text:span text:style-name="Strong_20_Emphasis"><text:span text:style-name="T112">Melhorar a segurança no</text:span></text:span><text:span text:style-name="Strong_20_Emphasis"> Desktop</text:span><text:bookmark-end text:name="__RefHeading___Toc3435_1641853672"/></text:h>
      <text:p text:style-name="P100"><text:span text:style-name="Strong_20_Emphasis"><text:span text:style-name="T51">Melhorar a segurança no desktop é importane para maior segurança do servidor.</text:span></text:span></text:p>
      <text:p text:style-name="P100"><text:span text:style-name="Strong_20_Emphasis"><text:span text:style-name="T51">Hábitos saudáveis como usar um sistema operacional seguro e atualizado, como usando o firewall ativo e fechando tudo que pode.</text:span></text:span></text:p>
      <text:p text:style-name="P100"><text:span text:style-name="Strong_20_Emphasis"><text:span text:style-name="T51"/></text:span></text:p>
      <text:p text:style-name="P101"><text:span text:style-name="Strong_20_Emphasis"><text:span text:style-name="T52">Assim como também instalando boas ferramentas de monitoramento do servidor.</text:span></text:span></text:p>
      <text:p text:style-name="P91"><text:span text:style-name="Strong_20_Emphasis"><text:span text:style-name="T44"/></text:span></text:p>
      <text:p text:style-name="P91"><text:span text:style-name="Strong_20_Emphasis"><text:span text:style-name="T85">Instalar no micro desktop o W3AF</text:span></text:span></text:p>
      <text:p text:style-name="P91"><text:span text:style-name="Strong_20_Emphasis"><text:span text:style-name="T44"/></text:span></text:p>
      <text:p text:style-name="P91"><text:span text:style-name="Strong_20_Emphasis"><text:span text:style-name="T44">apt-get install w3af</text:span></text:span></text:p>
      <text:p text:style-name="P91"><text:span text:style-name="Strong_20_Emphasis"><text:span text:style-name="T44"/></text:span></text:p>
      <text:p text:style-name="P91"><text:span text:style-name="Strong_20_Emphasis"><text:span text:style-name="T44">Traz uma interface para a console e uma gráfica/web</text:span></text:span></text:p>
      <text:p text:style-name="P91"><text:span text:style-name="Strong_20_Emphasis"><text:span text:style-name="T44"/></text:span></text:p>
      <text:p text:style-name="P102"><text:span text:style-name="Strong_20_Emphasis"><text:span text:style-name="T86">Testando vulnerabilidades web com Nikto</text:span></text:span></text:p>
      <text:p text:style-name="P102"><text:span text:style-name="Strong_20_Emphasis"><text:span text:style-name="T53"/></text:span></text:p>
      <text:p text:style-name="P102"><text:span text:style-name="Strong_20_Emphasis"><text:span text:style-name="T53">O Nikto é web server scanner escrito em perl usado para detectar vulnerabilidades em servidores web. Ele é muito simples de ser usado e atualizado gerando relatórios em txt, html e csv.</text:span></text:span></text:p>
      <text:p text:style-name="P102"><text:span text:style-name="Strong_20_Emphasis"><text:span text:style-name="T53"/></text:span></text:p>
      <text:p text:style-name="P102"><text:span text:style-name="Strong_20_Emphasis"><text:span text:style-name="T53">Requer repositório multiverse no /etc/apt/sources.list</text:span></text:span></text:p>
      <text:p text:style-name="P102"><text:span text:style-name="Strong_20_Emphasis"><text:span text:style-name="T53"/></text:span></text:p>
      <text:p text:style-name="P102"><text:soft-page-break/><text:span text:style-name="Strong_20_Emphasis"><text:span text:style-name="T53">apt-get install nikto</text:span></text:span></text:p>
      <text:p text:style-name="P102"><text:span text:style-name="Strong_20_Emphasis"><text:span text:style-name="T86"/></text:span></text:p>
      <text:p text:style-name="P102"><text:span text:style-name="Strong_20_Emphasis"><text:span text:style-name="T86">Atualizando os plugins:</text:span></text:span></text:p>
      <text:p text:style-name="P102"><text:span text:style-name="Strong_20_Emphasis"><text:span text:style-name="T53"/></text:span></text:p>
      <text:p text:style-name="P102"><text:span text:style-name="Strong_20_Emphasis"><text:span text:style-name="T53">nikto -update</text:span></text:span></text:p>
      <text:p text:style-name="P102"><text:span text:style-name="Strong_20_Emphasis"><text:span text:style-name="T53"/></text:span></text:p>
      <text:p text:style-name="P102"><text:span text:style-name="Strong_20_Emphasis"><text:span text:style-name="T53">Usando o Nikto</text:span></text:span></text:p>
      <text:p text:style-name="P102"><text:span text:style-name="Strong_20_Emphasis"><text:span text:style-name="T53"/></text:span></text:p>
      <text:p text:style-name="P102"><text:span text:style-name="Strong_20_Emphasis"><text:span text:style-name="T53">nikto -h HOST -p PORT</text:span></text:span></text:p>
      <text:p text:style-name="P102"><text:span text:style-name="Strong_20_Emphasis"><text:span text:style-name="T53">nikto -h HOST -p PORT -ssl</text:span></text:span></text:p>
      <text:p text:style-name="P102"><text:span text:style-name="Strong_20_Emphasis"><text:span text:style-name="T53">nikto -h ribafs.org</text:span></text:span></text:p>
      <text:p text:style-name="P102"><text:span text:style-name="Strong_20_Emphasis"><text:span text:style-name="T53">nikto -C all -host 200.128.X.X -o vitima.txt (mude X.X pelos números desejados)</text:span></text:span></text:p>
      <text:p text:style-name="P102"><text:span text:style-name="Strong_20_Emphasis"><text:span text:style-name="T53"/></text:span></text:p>
      <text:p text:style-name="P102"><text:span text:style-name="Strong_20_Emphasis"><text:span text:style-name="T53">- C all - Força a checagem de todos os diretórios em busca de cgi</text:span></text:span></text:p>
      <text:p text:style-name="P102"><text:span text:style-name="Strong_20_Emphasis"><text:span text:style-name="T53">- host - Ip da vitima</text:span></text:span></text:p>
      <text:p text:style-name="P102"><text:span text:style-name="Strong_20_Emphasis"><text:span text:style-name="T53">-o - Gera um arquivo de relatório</text:span></text:span></text:p>
      <text:p text:style-name="P102"><text:span text:style-name="Strong_20_Emphasis"><text:span text:style-name="T53"/></text:span></text:p>
      <text:p text:style-name="P102"><text:span text:style-name="Strong_20_Emphasis"><text:span text:style-name="T86">Varrendo uma porta de um host:</text:span></text:span></text:p>
      <text:p text:style-name="P102"><text:span text:style-name="Strong_20_Emphasis"><text:span text:style-name="T53">nikto -h google.com -p 443</text:span></text:span></text:p>
      <text:p text:style-name="P102"><text:span text:style-name="Strong_20_Emphasis"><text:span text:style-name="T53"/></text:span></text:p>
      <text:p text:style-name="P102"><text:span text:style-name="Strong_20_Emphasis"><text:span text:style-name="T53">Help</text:span></text:span></text:p>
      <text:p text:style-name="P102"><text:span text:style-name="Strong_20_Emphasis"><text:span text:style-name="T53">nikto -H | less</text:span></text:span></text:p>
      <text:p text:style-name="P102"><text:span text:style-name="Strong_20_Emphasis"><text:span text:style-name="T53"/></text:span></text:p>
      <text:p text:style-name="P102"><text:span text:style-name="Strong_20_Emphasis"><text:span text:style-name="T53">Esta ferramenta tanto ajuda a defender o seu site quanto ajuda para quem quer perceber</text:span></text:span></text:p>
      <text:p text:style-name="P102"><text:span text:style-name="Strong_20_Emphasis"><text:span text:style-name="T53">vulnerabilidades em outros sites ou atacar.</text:span></text:span></text:p>
      <text:p text:style-name="P102"><text:span text:style-name="Strong_20_Emphasis"><text:span text:style-name="T53"/></text:span></text:p>
      <text:p text:style-name="P102"><text:span text:style-name="Strong_20_Emphasis"><text:span text:style-name="T53">Documentação oficial:</text:span></text:span></text:p>
      <text:p text:style-name="P102"><text:a xlink:type="simple" xlink:href="http://cirt.net/nikto2-docs/" text:style-name="Internet_20_link" text:visited-style-name="Visited_20_Internet_20_Link"><text:span text:style-name="Strong_20_Emphasis"><text:span text:style-name="T53">http://cirt.net/nikto2-docs/</text:span></text:span></text:a><text:span text:style-name="Strong_20_Emphasis"><text:span text:style-name="T53"> </text:span></text:span></text:p>
      <text:p text:style-name="P102"><text:span text:style-name="Strong_20_Emphasis"><text:span text:style-name="T53"/></text:span></text:p>
      <text:p text:style-name="P102"><text:span text:style-name="Strong_20_Emphasis"><text:span text:style-name="T53">Exemplos de uso:</text:span></text:span></text:p>
      <text:p text:style-name="P102"><text:a xlink:type="simple" xlink:href="http://cirt.net/nikto2-docs/usage.html" text:style-name="Internet_20_link" text:visited-style-name="Visited_20_Internet_20_Link"><text:span text:style-name="Strong_20_Emphasis"><text:span text:style-name="T53">http://cirt.net/nikto2-docs/usage.html</text:span></text:span></text:a></text:p>
      <text:p text:style-name="P102"><text:span text:style-name="Strong_20_Emphasis"><text:span text:style-name="T53"/></text:span></text:p>
      <text:p text:style-name="P91"><text:span text:style-name="Strong_20_Emphasis"><text:span text:style-name="T44"/></text:span></text:p>
      <text:h text:style-name="Heading_20_1" text:outline-level="1"><text:bookmark-start text:name="__RefHeading___Toc3826_355400364"/><text:span text:style-name="Strong_20_Emphasis"><text:span text:style-name="T129">19</text:span></text:span><text:span text:style-name="Strong_20_Emphasis">. Melhorando a Segurança do MySQL</text:span><text:bookmark-end text:name="__RefHeading___Toc3826_355400364"/></text:h>
      <text:p text:style-name="P99"><text:span text:style-name="Strong_20_Emphasis"><text:span text:style-name="T50"/></text:span></text:p>
      <text:p text:style-name="P99"><text:span text:style-name="Strong_20_Emphasis"><text:span text:style-name="T50">Uma forma de melhorar a segurança do mysql é criar usuários restritos, que somente tenham poder de agir num banco específico.</text:span></text:span></text:p>
      <text:p text:style-name="P99"><text:span text:style-name="Strong_20_Emphasis"><text:span text:style-name="T50"/></text:span></text:p>
      <text:p text:style-name="P99"><text:span text:style-name="Strong_20_Emphasis"><text:span text:style-name="T50">O exemplo abaixo é usado para criar um usuário a ser usado em site com Joomla:</text:span></text:span></text:p>
      <text:p text:style-name="P99"><text:span text:style-name="Strong_20_Emphasis"><text:span text:style-name="T50"/></text:span></text:p>
      <text:p text:style-name="P99"><text:span text:style-name="Strong_20_Emphasis"><text:span text:style-name="T50">mysql -u root -p</text:span></text:span></text:p>
      <text:p text:style-name="P99"><text:span text:style-name="Strong_20_Emphasis"><text:span text:style-name="T50">create database portal;</text:span></text:span></text:p>
      <text:p text:style-name="P99"><text:span text:style-name="Strong_20_Emphasis"><text:span text:style-name="T50"/></text:span></text:p>
      <text:p text:style-name="P125"><text:span text:style-name="T108">GRANT ALL PRIVILEGES ON </text:span><text:span text:style-name="T111">portal</text:span><text:span text:style-name="T108">.* TO </text:span><text:span text:style-name="T111">portal</text:span><text:span text:style-name="T108">@localhost </text:span><text:span text:style-name="Strong_20_Emphasis"><text:span text:style-name="T109">IDENTIFIED BY 'senha' WITH GRANT OPTION; </text:span></text:span></text:p>
      <text:p text:style-name="P99"><text:span text:style-name="Strong_20_Emphasis"><text:span text:style-name="T50">\q</text:span></text:span></text:p>
      <text:p text:style-name="P99"><text:span text:style-name="Strong_20_Emphasis"><text:span text:style-name="T50"/></text:span></text:p>
      <text:p text:style-name="P99"><text:span text:style-name="Strong_20_Emphasis"><text:span text:style-name="T50">Importar Script:</text:span></text:span></text:p>
      <text:p text:style-name="P99"><text:span text:style-name="Strong_20_Emphasis"><text:span text:style-name="T50">mysql -u root -p portal &lt; portal.sql</text:span></text:span></text:p>
      <text:p text:style-name="P99"><text:span text:style-name="Strong_20_Emphasis"><text:span text:style-name="T50"/></text:span></text:p>
      <text:p text:style-name="P99"><text:span text:style-name="Strong_20_Emphasis"><text:span text:style-name="T50">Exportar banco para script:</text:span></text:span></text:p>
      <text:p text:style-name="P99"><text:span text:style-name="Strong_20_Emphasis"><text:span text:style-name="T50">mysqldump -u root -p portal &gt; portal.sql</text:span></text:span></text:p>
      <text:p text:style-name="P99"><text:soft-page-break/><text:span text:style-name="Strong_20_Emphasis"><text:span text:style-name="T50"/></text:span></text:p>
      <text:p text:style-name="P99"><text:span text:style-name="Strong_20_Emphasis"><text:span text:style-name="T50"/></text:span></text:p>
      <text:p text:style-name="P114"><text:span text:style-name="Strong_20_Emphasis"><text:span text:style-name="T64">Também importante é executar</text:span></text:span></text:p>
      <text:p text:style-name="P114"><text:span text:style-name="Strong_20_Emphasis"><text:span text:style-name="T64"/></text:span></text:p>
      <text:p text:style-name="P114"><text:span text:style-name="Strong_20_Emphasis"><text:span text:style-name="T64">mysql_secure_installation</text:span></text:span></text:p>
      <text:p text:style-name="P114"><text:span text:style-name="Strong_20_Emphasis"><text:span text:style-name="T64"/></text:span></text:p>
      <text:p text:style-name="P99"><text:span text:style-name="Strong_20_Emphasis"><text:span text:style-name="T50"/></text:span></text:p>
      <text:h text:style-name="Heading_20_1" text:outline-level="1"><text:bookmark-start text:name="__RefHeading___Toc3955_2081193971"/><text:span text:style-name="Strong_20_Emphasis">2</text:span><text:span text:style-name="Strong_20_Emphasis"><text:span text:style-name="T129">0</text:span></text:span><text:span text:style-name="Strong_20_Emphasis">. Melhorando a segurança com Lynis</text:span><text:bookmark-end text:name="__RefHeading___Toc3955_2081193971"/></text:h>
      <text:p text:style-name="P107"><text:span text:style-name="Strong_20_Emphasis"><text:span text:style-name="T57"/></text:span></text:p>
      <text:p text:style-name="P107"><text:span text:style-name="Strong_20_Emphasis"><text:span text:style-name="T57">Executa diversos testes a procura de vulnerabilidade no sistema.</text:span></text:span></text:p>
      <text:p text:style-name="P107"><text:span text:style-name="Strong_20_Emphasis"><text:span text:style-name="T57"/></text:span></text:p>
      <text:p text:style-name="P107"><text:span text:style-name="Strong_20_Emphasis"><text:span text:style-name="T88">Instalação </text:span></text:span><text:span text:style-name="Strong_20_Emphasis"><text:span text:style-name="T91">(abaixo é uma só linha)</text:span></text:span></text:p>
      <text:p text:style-name="P107"><text:span text:style-name="Strong_20_Emphasis"><text:span text:style-name="T57"/></text:span></text:p>
      <text:p text:style-name="P179"><text:span text:style-name="Source_20_Text"><text:span text:style-name="T57">wget -O - http://packages.cisofy.com/keys/cisofy-software-public.key | sudo apt-key add - &gt; /dev/null</text:span></text:span></text:p>
      <text:p text:style-name="P107"><text:span text:style-name="Strong_20_Emphasis"><text:span text:style-name="T57"/></text:span></text:p>
      <text:p text:style-name="P179"><text:span text:style-name="Source_20_Text"><text:span text:style-name="T57">echo "deb [arch=amd64] https://packages.cisofy.com/community/lynis/deb/ trusty main" | sudo tee -a /etc/apt/sources.list.d/cisofy-lynis.list</text:span></text:span></text:p>
      <text:p text:style-name="P107"><text:span text:style-name="Strong_20_Emphasis"><text:span text:style-name="T57"/></text:span></text:p>
      <text:p text:style-name="P179"><text:span text:style-name="Source_20_Text"><text:span text:style-name="T57">sudo apt-get update</text:span></text:span></text:p>
      <text:p text:style-name="P107"><text:span text:style-name="Strong_20_Emphasis"><text:span text:style-name="T57"/></text:span></text:p>
      <text:p text:style-name="P107"><text:span text:style-name="Strong_20_Emphasis"><text:span text:style-name="T57">sudo apt install lynis</text:span></text:span></text:p>
      <text:p text:style-name="P107"><text:span text:style-name="Strong_20_Emphasis"><text:span text:style-name="T60"/></text:span></text:p>
      <text:p text:style-name="P108"><text:span text:style-name="Strong_20_Emphasis"><text:span text:style-name="T89">Atualização</text:span></text:span></text:p>
      <text:p text:style-name="P108"><text:span text:style-name="Strong_20_Emphasis"><text:span text:style-name="T58"/></text:span></text:p>
      <text:p text:style-name="P110"><text:span text:style-name="Strong_20_Emphasis"><text:span text:style-name="T60">sudo lynis </text:span></text:span><text:span text:style-name="Strong_20_Emphasis"><text:span text:style-name="T57">--</text:span></text:span><text:span text:style-name="Strong_20_Emphasis"><text:span text:style-name="T60">help</text:span></text:span></text:p>
      <text:p text:style-name="P108"><text:span text:style-name="Strong_20_Emphasis"><text:span text:style-name="T58"/></text:span></text:p>
      <text:p text:style-name="P109"><text:span text:style-name="Strong_20_Emphasis"><text:span text:style-name="T59">sudo lynis update info</text:span></text:span></text:p>
      <text:p text:style-name="P108"><text:span text:style-name="Strong_20_Emphasis"><text:span text:style-name="T57"/></text:span></text:p>
      <text:p text:style-name="P107"><text:span text:style-name="Strong_20_Emphasis"><text:span text:style-name="T88">Executando</text:span></text:span></text:p>
      <text:p text:style-name="P107"><text:span text:style-name="Strong_20_Emphasis"><text:span text:style-name="T57">sudo lynis audit system</text:span></text:span></text:p>
      <text:p text:style-name="P107"><text:span text:style-name="Strong_20_Emphasis"><text:span text:style-name="T57"/></text:span></text:p>
      <text:p text:style-name="P128"><text:span text:style-name="Strong_20_Emphasis"><text:span text:style-name="T70">Guarda os relatórios em</text:span></text:span></text:p>
      <text:p text:style-name="P128"><text:span text:style-name="Strong_20_Emphasis"><text:span text:style-name="T70">- Test and debug information <text:s text:c="5"/>: /var/log/lynis.log</text:span></text:span></text:p>
      <text:p text:style-name="P128"><text:span text:style-name="Strong_20_Emphasis"><text:span text:style-name="T70">- Report data <text:s text:c="20"/>: /var/log/lynis-report.dat</text:span></text:span></text:p>
      <text:p text:style-name="P128"><text:span text:style-name="Strong_20_Emphasis"><text:span text:style-name="T70"/></text:span></text:p>
      <text:p text:style-name="P129"><text:span text:style-name="Strong_20_Emphasis"><text:span text:style-name="T71">Dica: </text:span></text:span><text:span text:style-name="Strong_20_Emphasis"><text:span text:style-name="T69">Enhance Lynis audits by adding your settings to custom.prf (see /etc/lynis/default.prf for all settings)</text:span></text:span></text:p>
      <text:p text:style-name="P107"><text:span text:style-name="Strong_20_Emphasis"><text:span text:style-name="T57"/></text:span></text:p>
      <text:p text:style-name="P111"><text:span text:style-name="Strong_20_Emphasis"><text:span text:style-name="T61">Audit remoto</text:span></text:span></text:p>
      <text:p text:style-name="P111"><text:span text:style-name="Strong_20_Emphasis"><text:span text:style-name="T61"/></text:span></text:p>
      <text:p text:style-name="P111"><text:span text:style-name="Strong_20_Emphasis"><text:span text:style-name="T61">sudo lynis audit </text:span></text:span><text:span text:style-name="Strong_20_Emphasis"><text:span text:style-name="T72">system </text:span></text:span><text:span text:style-name="Strong_20_Emphasis"><text:span text:style-name="T61">remote ribafs.org</text:span></text:span></text:p>
      <text:p text:style-name="P111"><text:span text:style-name="Strong_20_Emphasis"><text:span text:style-name="T61"/></text:span></text:p>
      <text:p text:style-name="P111"><text:span text:style-name="Strong_20_Emphasis"><text:span text:style-name="T61">How to perform a remote scan:</text:span></text:span></text:p>
      <text:p text:style-name="P111"><text:span text:style-name="Strong_20_Emphasis"><text:span text:style-name="T61"><text:s text:c="2"/>=============================</text:span></text:span></text:p>
      <text:p text:style-name="P111"><text:span text:style-name="Strong_20_Emphasis"><text:span text:style-name="T61"><text:s text:c="2"/>Target <text:s/>: ribafs.org</text:span></text:span></text:p>
      <text:p text:style-name="P111"><text:span text:style-name="Strong_20_Emphasis"><text:span text:style-name="T61"><text:s text:c="2"/>Command : ./lynis audit system --quick ribafs.org</text:span></text:span></text:p>
      <text:p text:style-name="P111"><text:span text:style-name="Strong_20_Emphasis"><text:span text:style-name="T61"/></text:span></text:p>
      <text:p text:style-name="P111"><text:span text:style-name="Strong_20_Emphasis"><text:span text:style-name="T61"><text:s text:c="2"/>* Step 1: Create tarball</text:span></text:span></text:p>
      <text:p text:style-name="P111"><text:span text:style-name="Strong_20_Emphasis"><text:span text:style-name="T61"><text:s text:c="4"/>mkdir -p ./files &amp;&amp; cd .. &amp;&amp; tar czf ./lynis/files/lynis-remote.tar.gz --exclude=files/lynis-remote.tar.gz ./lynis &amp;&amp; cd lynis</text:span></text:span></text:p>
      <text:p text:style-name="P111"><text:soft-page-break/><text:span text:style-name="Strong_20_Emphasis"><text:span text:style-name="T61"/></text:span></text:p>
      <text:p text:style-name="P111"><text:span text:style-name="Strong_20_Emphasis"><text:span text:style-name="T61"><text:s text:c="2"/>* Step 2: Copy tarball to target ribafs.org</text:span></text:span></text:p>
      <text:p text:style-name="P111"><text:span text:style-name="Strong_20_Emphasis"><text:span text:style-name="T61"><text:s text:c="4"/>scp -q ./files/lynis-remote.tar.gz ribafs.org:~/tmp-lynis-remote.tgz</text:span></text:span></text:p>
      <text:p text:style-name="P111"><text:span text:style-name="Strong_20_Emphasis"><text:span text:style-name="T61"/></text:span></text:p>
      <text:p text:style-name="P111"><text:span text:style-name="Strong_20_Emphasis"><text:span text:style-name="T61"><text:s text:c="2"/>* Step 3: Execute audit command</text:span></text:span></text:p>
      <text:p text:style-name="P111"><text:span text:style-name="Strong_20_Emphasis"><text:span text:style-name="T61"><text:s text:c="4"/>ssh ribafs.org "mkdir -p ~/tmp-lynis &amp;&amp; cd ~/tmp-lynis &amp;&amp; tar xzf ../tmp-lynis-remote.tgz &amp;&amp; rm ../tmp-lynis-remote.tgz &amp;&amp; cd lynis &amp;&amp; ./lynis audit system --quick ribafs.org"</text:span></text:span></text:p>
      <text:p text:style-name="P111"><text:span text:style-name="Strong_20_Emphasis"><text:span text:style-name="T61"/></text:span></text:p>
      <text:p text:style-name="P111"><text:span text:style-name="Strong_20_Emphasis"><text:span text:style-name="T61"><text:s text:c="2"/>* Step 4: Clean up directory</text:span></text:span></text:p>
      <text:p text:style-name="P111"><text:span text:style-name="Strong_20_Emphasis"><text:span text:style-name="T61"><text:s text:c="4"/>ssh ribafs.org "rm -rf ~/tmp-lynis"</text:span></text:span></text:p>
      <text:p text:style-name="P111"><text:span text:style-name="Strong_20_Emphasis"><text:span text:style-name="T61"/></text:span></text:p>
      <text:p text:style-name="P111"><text:span text:style-name="Strong_20_Emphasis"><text:span text:style-name="T61"><text:s text:c="2"/>* Step 5: Retrieve log and report</text:span></text:span></text:p>
      <text:p text:style-name="P111"><text:span text:style-name="Strong_20_Emphasis"><text:span text:style-name="T61"><text:s text:c="4"/>scp -q ribafs.org:/tmp/lynis.log ./files/ribafs.org-lynis.log</text:span></text:span></text:p>
      <text:p text:style-name="P111"><text:span text:style-name="Strong_20_Emphasis"><text:span text:style-name="T61"><text:s text:c="4"/>scp -q ribafs.org:/tmp/lynis-report.dat ./files/ribafs.org-lynis-report.dat</text:span></text:span></text:p>
      <text:p text:style-name="P111"><text:span text:style-name="Strong_20_Emphasis"><text:span text:style-name="T61"/></text:span></text:p>
      <text:p text:style-name="P111"><text:span text:style-name="Strong_20_Emphasis"><text:span text:style-name="T61"><text:s text:c="2"/>* Step 6: Clean up tmp files (when using non-privileged account)</text:span></text:span></text:p>
      <text:p text:style-name="P111"><text:span text:style-name="Strong_20_Emphasis"><text:span text:style-name="T61"><text:s text:c="4"/>ssh ribafs.org "rm /tmp/lynis.log /tmp/lynis-report.dat"</text:span></text:span></text:p>
      <text:p text:style-name="P111"><text:span text:style-name="Strong_20_Emphasis"><text:span text:style-name="T61"/></text:span></text:p>
      <text:p text:style-name="P112"><text:span text:style-name="Strong_20_Emphasis"><text:span text:style-name="T62">Enhance Lynis audits by adding your settings to custom.prf (see /etc/lynis/default.prf for all settings)</text:span></text:span></text:p>
      <text:p text:style-name="P112"><text:span text:style-name="Strong_20_Emphasis"><text:span text:style-name="T62"/></text:span></text:p>
      <text:p text:style-name="P112"><text:span text:style-name="Strong_20_Emphasis"><text:span text:style-name="T62"/></text:span></text:p>
      <text:p text:style-name="P112"><text:span text:style-name="Strong_20_Emphasis"><text:span text:style-name="T62"/></text:span></text:p>
      <text:h text:style-name="Heading_20_1" text:outline-level="1"><text:bookmark-start text:name="__RefHeading___Toc5709_359130499"/><text:span text:style-name="Strong_20_Emphasis">2</text:span><text:span text:style-name="Strong_20_Emphasis"><text:span text:style-name="T129">1</text:span></text:span><text:span text:style-name="Strong_20_Emphasis">. Cuidados Extras</text:span><text:bookmark-end text:name="__RefHeading___Toc5709_359130499"/></text:h>
      <text:p text:style-name="P121"><text:span text:style-name="Strong_20_Emphasis"><text:span text:style-name="T65"/></text:span></text:p>
      <text:p text:style-name="P121"><text:span text:style-name="Strong_20_Emphasis"><text:span text:style-name="T90">Busca por backdoors</text:span></text:span></text:p>
      <text:p text:style-name="P121"><text:span text:style-name="Strong_20_Emphasis"><text:span text:style-name="T65"/></text:span></text:p>
      <text:p text:style-name="P121"><text:span text:style-name="Strong_20_Emphasis"><text:span text:style-name="T65">grep -iR 'c99' /var/www/html/</text:span></text:span></text:p>
      <text:p text:style-name="P121"><text:span text:style-name="Strong_20_Emphasis"><text:span text:style-name="T65">grep -iR 'r57' /var/www/html/</text:span></text:span></text:p>
      <text:p text:style-name="P121"><text:span text:style-name="Strong_20_Emphasis"><text:span text:style-name="T65">find /var/www/html/ -name \*.php -type f -print0 | xargs -0 grep c99</text:span></text:span></text:p>
      <text:p text:style-name="P121"><text:span text:style-name="Strong_20_Emphasis"><text:span text:style-name="T65">grep -RPn "(passthru|shell_exec|system|base64_decode|fopen|fclose|eval)" /var/www/html/</text:span></text:span></text:p>
      <text:p text:style-name="P121"><text:span text:style-name="Strong_20_Emphasis"><text:span text:style-name="T65"/></text:span></text:p>
      <text:p text:style-name="P121"><text:span text:style-name="Strong_20_Emphasis"><text:span text:style-name="T65"/></text:span></text:p>
      <text:p text:style-name="P121"><text:span text:style-name="Strong_20_Emphasis"><text:span text:style-name="T54"/></text:span></text:p>
      <text:p text:style-name="P103"><text:span text:style-name="Strong_20_Emphasis"><text:span text:style-name="T54"/></text:span></text:p>
      <text:p text:style-name="P13">Referência</text:p>
      <text:p text:style-name="P105"><text:a xlink:type="simple" xlink:href="https://geek.linuxman.pro.br/geek/ubuntu-pronto-para-guerra" text:style-name="Internet_20_link" text:visited-style-name="Visited_20_Internet_20_Link"><text:span text:style-name="Strong_20_Emphasis"><text:span text:style-name="T54">https://geek.linuxman.pro.br/geek/ubuntu-pronto-para-guerra</text:span></text:span></text:a></text:p>
      <text:p text:style-name="P104"><text:a xlink:type="simple" xlink:href="https://www.thefanclub.co.za/how-to/how-secure-ubuntu-1604-lts-server-part-1-basics" text:style-name="Internet_20_link" text:visited-style-name="Visited_20_Internet_20_Link">https://www.thefanclub.co.za/how-to/how-secure-ubuntu-1604-lts-server-part-1-basics</text:a> </text:p>
      <text:p text:style-name="P106"><text:a xlink:type="simple" xlink:href="https://linux-audit.com/ubuntu-server-hardening-guide-quick-and-secure/" text:style-name="Internet_20_link" text:visited-style-name="Visited_20_Internet_20_Link"><text:span text:style-name="Strong_20_Emphasis"><text:span text:style-name="T55">https://linux-audit.com/ubuntu-server-hardening-guide-quick-and-secure/</text:span></text:span></text:a></text:p>
      <text:p text:style-name="P113"><text:a xlink:type="simple" xlink:href="https://hostpresto.com/community/tutorials/how-to-install-and-use-lynis-on-ubuntu-14-04/" text:style-name="Internet_20_link" text:visited-style-name="Visited_20_Internet_20_Link"><text:span text:style-name="Strong_20_Emphasis"><text:span text:style-name="T63">https://hostpresto.com/community/tutorials/how-to-install-and-use-lynis-on-ubuntu-14-04/</text:span></text:span></text:a></text:p>
      <text:p text:style-name="P113"><text:span text:style-name="Strong_20_Emphasis"><text:span text:style-name="T63"/></text:span></text:p>
      <text:p text:style-name="P103"><text:span text:style-name="Strong_20_Emphasis"><text:span text:style-name="T4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08:32:57.353535162</meta:creation-date>
    <dc:date>2018-03-04T15:52:28.783796331</dc:date>
    <meta:editing-duration>PT20H19M15S</meta:editing-duration>
    <meta:editing-cycles>318</meta:editing-cycles>
    <meta:generator>LibreOffice/5.1.6.2$Linux_X86_64 LibreOffice_project/10m0$Build-2</meta:generator>
    <meta:document-statistic meta:table-count="0" meta:image-count="0" meta:object-count="0" meta:page-count="18" meta:paragraph-count="474" meta:word-count="2920" meta:character-count="19695" meta:non-whitespace-character-count="17121"/>
  </office:meta>
</office:document-meta>
</file>